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6in" fo:margin-left="-0.075in" table:align="left" style:writing-mode="lr-tb"/>
    </style:style>
    <style:style style:name="Table1.A" style:family="table-column">
      <style:table-column-properties style:column-width="1.6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" style:family="table">
      <style:table-properties style:width="5.6847in" fo:margin-left="0.5in" table:align="left" style:writing-mode="lr-tb"/>
    </style:style>
    <style:style style:name="Table2.A" style:family="table-column">
      <style:table-column-properties style:column-width="1.9493in"/>
    </style:style>
    <style:style style:name="Table2.B" style:family="table-column">
      <style:table-column-properties style:column-width="3.735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bfbfbf" fo:padding-left="0.075in" fo:padding-right="0.075in" fo:padding-top="0in" fo:padding-bottom="0in" fo:border-left="1.5pt solid #000000" fo:border-right="1.5pt solid #000000" fo:border-top="1.5pt solid #000000" fo:border-bottom="0.75pt solid #000000" style:writing-mode="lr-tb">
        <style:background-image/>
      </style:table-cell-properties>
    </style:style>
    <style:style style:name="Table2.B1" style:family="table-cell">
      <style:table-cell-properties style:vertical-align="top" fo:padding-left="0.075in" fo:padding-right="0.075in" fo:padding-top="0in" fo:padding-bottom="0in" fo:border-left="none" fo:border-right="1.5pt solid #000000" fo:border-top="1.5pt solid #000000" fo:border-bottom="0.75pt solid #000000" style:writing-mode="lr-tb"/>
    </style:style>
    <style:style style:name="Table2.A2" style:family="table-cell">
      <style:table-cell-properties style:vertical-align="top" fo:background-color="#bfbfbf" fo:padding-left="0.075in" fo:padding-right="0.075in" fo:padding-top="0in" fo:padding-bottom="0in" fo:border-left="1.5pt solid #000000" fo:border-right="1.5pt solid #000000" fo:border-top="0.75pt solid #000000" fo:border-bottom="0.75pt solid #000000" style:writing-mode="lr-tb">
        <style:background-image/>
      </style:table-cell-properties>
    </style:style>
    <style:style style:name="Table2.B2" style:family="table-cell">
      <style:table-cell-properties style:vertical-align="top" fo:padding-left="0.075in" fo:padding-right="0.075in" fo:padding-top="0in" fo:padding-bottom="0in" fo:border-left="none" fo:border-right="1.5pt solid #000000" fo:border-top="0.75pt solid #000000" fo:border-bottom="0.75pt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none" fo:border-right="1.5pt solid #000000" fo:border-top="0.75pt solid #000000" fo:border-bottom="0.75pt solid #000000" style:writing-mode="lr-tb"/>
    </style:style>
    <style:style style:name="Table2.B4" style:family="table-cell">
      <style:table-cell-properties style:vertical-align="top" fo:padding-left="0.075in" fo:padding-right="0.075in" fo:padding-top="0in" fo:padding-bottom="0in" fo:border-left="none" fo:border-right="1.5pt solid #000000" fo:border-top="0.75pt solid #000000" fo:border-bottom="0.75pt solid #000000" style:writing-mode="lr-tb"/>
    </style:style>
    <style:style style:name="Table3" style:family="table">
      <style:table-properties style:width="5.6847in" fo:margin-left="0.5in" table:align="left" style:writing-mode="lr-tb"/>
    </style:style>
    <style:style style:name="Table3.A" style:family="table-column">
      <style:table-column-properties style:column-width="0.9521in"/>
    </style:style>
    <style:style style:name="Table3.B" style:family="table-column">
      <style:table-column-properties style:column-width="4.732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bfbfbf" fo:padding-left="0.075in" fo:padding-right="0.075in" fo:padding-top="0in" fo:padding-bottom="0in" fo:border-left="1.5pt solid #000000" fo:border-right="1.5pt solid #000000" fo:border-top="1.5pt solid #000000" fo:border-bottom="0.75pt solid #000000" style:writing-mode="lr-tb">
        <style:background-image/>
      </style:table-cell-properties>
    </style:style>
    <style:style style:name="Table3.B1" style:family="table-cell">
      <style:table-cell-properties style:vertical-align="top" fo:padding-left="0.075in" fo:padding-right="0.075in" fo:padding-top="0in" fo:padding-bottom="0in" fo:border-left="none" fo:border-right="1.5pt solid #000000" fo:border-top="1.5pt solid #000000" fo:border-bottom="0.75pt solid #000000" style:writing-mode="lr-tb"/>
    </style:style>
    <style:style style:name="Table3.A2" style:family="table-cell">
      <style:table-cell-properties style:vertical-align="top" fo:background-color="#bfbfbf" fo:padding-left="0.075in" fo:padding-right="0.075in" fo:padding-top="0in" fo:padding-bottom="0in" fo:border-left="1.5pt solid #000000" fo:border-right="1.5pt solid #000000" fo:border-top="0.75pt solid #000000" fo:border-bottom="0.75pt solid #000000" style:writing-mode="lr-tb">
        <style:background-image/>
      </style:table-cell-properties>
    </style:style>
    <style:style style:name="Table3.B2" style:family="table-cell">
      <style:table-cell-properties style:vertical-align="top" fo:padding-left="0.075in" fo:padding-right="0.075in" fo:padding-top="0in" fo:padding-bottom="0in" fo:border-left="none" fo:border-right="1.5pt solid #000000" fo:border-top="0.75pt solid #000000" fo:border-bottom="0.75pt solid #000000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-left="none" fo:border-right="1.5pt solid #000000" fo:border-top="0.75pt solid #000000" fo:border-bottom="0.75pt solid #000000" style:writing-mode="lr-tb"/>
    </style:style>
    <style:style style:name="Table3.B4" style:family="table-cell">
      <style:table-cell-properties style:vertical-align="top" fo:padding-left="0.075in" fo:padding-right="0.075in" fo:padding-top="0in" fo:padding-bottom="0in" fo:border-left="none" fo:border-right="1.5pt solid #000000" fo:border-top="0.75pt solid #000000" fo:border-bottom="0.75pt solid #000000" style:writing-mode="lr-tb"/>
    </style:style>
    <style:style style:name="Table3.B5" style:family="table-cell">
      <style:table-cell-properties style:vertical-align="top" fo:padding-left="0.075in" fo:padding-right="0.075in" fo:padding-top="0in" fo:padding-bottom="0in" fo:border-left="none" fo:border-right="1.5pt solid #000000" fo:border-top="0.75pt solid #000000" fo:border-bottom="0.75pt solid #000000" style:writing-mode="lr-tb"/>
    </style:style>
    <style:style style:name="Table3.A6" style:family="table-cell">
      <style:table-cell-properties style:vertical-align="top" fo:background-color="#bfbfbf" fo:padding-left="0.075in" fo:padding-right="0.075in" fo:padding-top="0in" fo:padding-bottom="0in" fo:border-left="1.5pt solid #000000" fo:border-right="1.5pt solid #000000" fo:border-top="0.75pt solid #000000" fo:border-bottom="1.5pt solid #000000" style:writing-mode="lr-tb">
        <style:background-image/>
      </style:table-cell-properties>
    </style:style>
    <style:style style:name="Table3.B6" style:family="table-cell">
      <style:table-cell-properties style:vertical-align="top" fo:padding-left="0.075in" fo:padding-right="0.075in" fo:padding-top="0in" fo:padding-bottom="0in" fo:border-left="none" fo:border-right="1.5pt solid #000000" fo:border-top="0.75pt solid #000000" fo:border-bottom="1.5pt solid #000000" style:writing-mode="lr-tb"/>
    </style:style>
    <style:style style:name="Table4" style:family="table">
      <style:table-properties style:width="5.875in" fo:margin-left="0.5in" table:align="left" style:writing-mode="lr-tb"/>
    </style:style>
    <style:style style:name="Table4.A" style:family="table-column">
      <style:table-column-properties style:column-width="1.3125in"/>
    </style:style>
    <style:style style:name="Table4.B" style:family="table-column">
      <style:table-column-properties style:column-width="1.8125in"/>
    </style:style>
    <style:style style:name="Table4.C" style:family="table-column">
      <style:table-column-properties style:column-width="2.7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000000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4.C2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4.A3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4.B3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4.C3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4.A4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4.B4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4.C4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4.A5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4.B5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4.C5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4.A6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4.B6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4.C6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4.A7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4.B7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4.C7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5" style:family="table">
      <style:table-properties style:width="6.0715in" fo:margin-left="0.5in" table:align="left" style:writing-mode="lr-tb"/>
    </style:style>
    <style:style style:name="Table5.A" style:family="table-column">
      <style:table-column-properties style:column-width="1.0118in"/>
    </style:style>
    <style:style style:name="Table5.B" style:family="table-column">
      <style:table-column-properties style:column-width="1.6222in"/>
    </style:style>
    <style:style style:name="Table5.C" style:family="table-column">
      <style:table-column-properties style:column-width="2.1278in"/>
    </style:style>
    <style:style style:name="Table5.D" style:family="table-column">
      <style:table-column-properties style:column-width="1.3097in"/>
    </style:style>
    <style:style style:name="Table5.1" style:family="table-row">
      <style:table-row-properties style:min-row-height="0.2903in" fo:keep-together="auto"/>
    </style:style>
    <style:style style:name="Table5.A1" style:family="table-cell">
      <style:table-cell-properties style:vertical-align="top" fo:background-color="#000000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5.2" style:family="table-row">
      <style:table-row-properties style:min-row-height="0.6778in" fo:keep-together="auto"/>
    </style:style>
    <style:style style:name="Table5.A2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5.B2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5.C2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5.D2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5.A3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5.B3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5.C3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5.D3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5.A4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5.B4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5.C4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5.D4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6" style:family="table">
      <style:table-properties style:width="6.575in" fo:margin-left="-0.075in" table:align="left" style:writing-mode="lr-tb"/>
    </style:style>
    <style:style style:name="Table6.A" style:family="table-column">
      <style:table-column-properties style:column-width="1.3243in"/>
    </style:style>
    <style:style style:name="Table6.B" style:family="table-column">
      <style:table-column-properties style:column-width="0.6847in"/>
    </style:style>
    <style:style style:name="Table6.C" style:family="table-column">
      <style:table-column-properties style:column-width="1.4431in"/>
    </style:style>
    <style:style style:name="Table6.D" style:family="table-column">
      <style:table-column-properties style:column-width="1.4958in"/>
    </style:style>
    <style:style style:name="Table6.E" style:family="table-column">
      <style:table-column-properties style:column-width="0.0667in"/>
    </style:style>
    <style:style style:name="Table6.F" style:family="table-column">
      <style:table-column-properties style:column-width="1.560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background-color="#000000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6.A2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6.B2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6.C2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6.D2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6.E2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6.A3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6.B3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6.C3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6.D3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6.E3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6.A4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6.B4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6.C4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6.D4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6.E4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P1" style:family="paragraph" style:parent-style-name="Heading">
      <style:paragraph-properties fo:text-align="end" style:justify-single-word="false"/>
      <style:text-properties fo:language="pt" fo:country="BR" officeooo:rsid="0020ca2b" officeooo:paragraph-rsid="0020ca2b"/>
    </style:style>
    <style:style style:name="P2" style:family="paragraph" style:parent-style-name="Heading">
      <style:paragraph-properties fo:text-align="end" style:justify-single-word="false"/>
      <style:text-properties fo:language="pt" fo:country="BR"/>
    </style:style>
    <style:style style:name="P3" style:family="paragraph" style:parent-style-name="Heading">
      <style:paragraph-properties fo:text-align="end" style:justify-single-word="false"/>
      <style:text-properties fo:font-size="14pt" fo:language="pt" fo:country="BR" style:font-size-asian="14pt"/>
    </style:style>
    <style:style style:name="P4" style:family="paragraph" style:parent-style-name="Heading">
      <style:text-properties fo:font-size="14pt" fo:language="pt" fo:country="BR" style:font-size-asian="14pt"/>
    </style:style>
    <style:style style:name="P5" style:family="paragraph" style:parent-style-name="Standard">
      <style:text-properties fo:font-size="14pt" fo:language="pt" fo:country="BR" style:font-size-asian="14pt"/>
    </style:style>
    <style:style style:name="P6" style:family="paragraph" style:parent-style-name="InfoBlue">
      <style:text-properties fo:language="pt" fo:country="BR"/>
    </style:style>
    <style:style style:name="P7" style:family="paragraph" style:parent-style-name="Heading" style:master-page-name="Convert_20_1">
      <style:paragraph-properties style:page-number="auto"/>
      <style:text-properties fo:language="pt" fo:country="BR"/>
    </style:style>
    <style:style style:name="P8" style:family="paragraph" style:parent-style-name="Tabletext">
      <style:paragraph-properties fo:text-align="center" style:justify-single-word="false"/>
      <style:text-properties fo:language="pt" fo:country="BR" fo:font-weight="bold" style:font-weight-asian="bold"/>
    </style:style>
    <style:style style:name="P9" style:family="paragraph" style:parent-style-name="Tabletext">
      <style:text-properties fo:language="pt" fo:country="BR"/>
    </style:style>
    <style:style style:name="P10" style:family="paragraph" style:parent-style-name="Tabletext">
      <style:paragraph-properties style:snap-to-layout-grid="false"/>
      <style:text-properties fo:language="pt" fo:country="BR"/>
    </style:style>
    <style:style style:name="P11" style:family="paragraph" style:parent-style-name="Standard">
      <style:text-properties fo:language="pt" fo:country="BR"/>
    </style:style>
    <style:style style:name="P12" style:family="paragraph" style:parent-style-name="Heading">
      <style:paragraph-properties fo:break-before="page"/>
      <style:text-properties fo:language="pt" fo:country="BR"/>
    </style:style>
    <style:style style:name="P13" style:family="paragraph" style:parent-style-name="Contents_20_1">
      <style:paragraph-properties>
        <style:tab-stops>
          <style:tab-stop style:position="6.4992in" style:type="right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6.4992in" style:type="right"/>
        </style:tab-stops>
      </style:paragraph-properties>
    </style:style>
    <style:style style:name="P15" style:family="paragraph" style:parent-style-name="Heading">
      <style:text-properties fo:font-size="12pt" fo:language="pt" fo:country="BR" style:font-size-asian="12pt" style:language-asian="none" style:country-asian="none" style:font-size-complex="12pt"/>
    </style:style>
    <style:style style:name="P16" style:family="paragraph" style:parent-style-name="Heading_20_1">
      <style:text-properties fo:language="pt" fo:country="BR"/>
    </style:style>
    <style:style style:name="P17" style:family="paragraph" style:parent-style-name="Text_20_body" style:master-page-name="">
      <loext:graphic-properties draw:fill="none"/>
      <style:paragraph-properties fo:margin-left="0in" fo:margin-right="0in" fo:margin-top="0in" fo:margin-bottom="0.0835in" style:contextual-spacing="false" style:line-height-at-least="0.1665in" fo:text-align="start" style:justify-single-word="false" fo:keep-together="always" fo:orphans="0" fo:widows="0" fo:text-indent="0.1252in" style:auto-text-indent="false" style:page-number="auto" fo:background-color="transparent" style:writing-mode="lr-tb"/>
    </style:style>
    <style:style style:name="P18" style:family="paragraph" style:parent-style-name="Text_20_body" style:master-page-name="">
      <loext:graphic-properties draw:fill="none"/>
      <style:paragraph-properties fo:margin-left="0in" fo:margin-right="0in" fo:margin-top="0in" fo:margin-bottom="0.0835in" style:contextual-spacing="false" style:line-height-at-least="0.1665in" fo:text-align="start" style:justify-single-word="false" fo:keep-together="always" fo:orphans="0" fo:widows="0" fo:text-indent="0.1252in" style:auto-text-indent="false" style:page-number="auto" fo:background-color="transparent" style:writing-mode="lr-tb"/>
      <style:text-properties officeooo:paragraph-rsid="001bf9f0"/>
    </style:style>
    <style:style style:name="P19" style:family="paragraph" style:parent-style-name="Heading_20_2">
      <style:text-properties fo:language="pt" fo:country="BR"/>
    </style:style>
    <style:style style:name="P20" style:family="paragraph" style:parent-style-name="Tabletext">
      <style:text-properties fo:language="pt" fo:country="BR" fo:font-weight="normal" style:font-weight-asian="normal" style:font-weight-complex="normal"/>
    </style:style>
    <style:style style:name="P21" style:family="paragraph" style:parent-style-name="Tabletext">
      <style:text-properties fo:language="pt" fo:country="BR" officeooo:rsid="004645a3" officeooo:paragraph-rsid="004645a3"/>
    </style:style>
    <style:style style:name="P22" style:family="paragraph" style:parent-style-name="Tabletext">
      <style:text-properties fo:language="pt" fo:country="BR" officeooo:paragraph-rsid="004645a3"/>
    </style:style>
    <style:style style:name="P23" style:family="paragraph" style:parent-style-name="Text_20_body">
      <style:paragraph-properties fo:margin-left="0in" fo:margin-right="0in"/>
      <style:text-properties fo:language="pt" fo:country="BR" fo:font-weight="bold" style:font-weight-asian="bold"/>
    </style:style>
    <style:style style:name="P24" style:family="paragraph" style:parent-style-name="Text_20_body">
      <style:text-properties fo:language="pt" fo:country="BR"/>
    </style:style>
    <style:style style:name="P25" style:family="paragraph" style:parent-style-name="Text_20_body" style:master-page-name="">
      <loext:graphic-properties draw:fill="none"/>
      <style:paragraph-properties fo:margin-left="0in" fo:margin-right="0in" style:line-height-at-least="0.1665in" fo:keep-together="always" fo:orphans="0" fo:widows="0" fo:text-indent="0in" style:auto-text-indent="false" style:page-number="auto" fo:background-color="transparent" style:writing-mode="lr-tb"/>
      <style:text-properties fo:language="pt" fo:country="BR"/>
    </style:style>
    <style:style style:name="P26" style:family="paragraph" style:parent-style-name="Text_20_body">
      <loext:graphic-properties draw:fill="none"/>
      <style:paragraph-properties fo:margin-left="0in" fo:margin-right="0in" style:line-height-at-least="0.1665in" fo:keep-together="always" fo:orphans="0" fo:widows="0" fo:text-indent="0in" style:auto-text-indent="false" fo:background-color="transparent" style:writing-mode="lr-tb"/>
    </style:style>
    <style:style style:name="P27" style:family="paragraph" style:parent-style-name="Text_20_body">
      <loext:graphic-properties draw:fill="none"/>
      <style:paragraph-properties fo:margin-left="0in" fo:margin-right="0in" style:line-height-at-least="0.1665in" fo:keep-together="always" fo:orphans="0" fo:widows="0" fo:text-indent="0in" style:auto-text-indent="false" fo:background-color="transparent" style:writing-mode="lr-tb"/>
      <style:text-properties fo:language="pt" fo:country="BR" fo:font-weight="normal" style:font-weight-asian="normal" style:font-weight-complex="normal"/>
    </style:style>
    <style:style style:name="P28" style:family="paragraph" style:parent-style-name="Text_20_body" style:list-style-name="L1">
      <loext:graphic-properties draw:fill="none"/>
      <style:paragraph-properties style:line-height-at-least="0.1665in" fo:orphans="0" fo:widows="0" fo:background-color="transparent" style:writing-mode="lr-tb"/>
      <style:text-properties officeooo:paragraph-rsid="00275098"/>
    </style:style>
    <style:style style:name="P29" style:family="paragraph" style:parent-style-name="Text_20_body">
      <style:paragraph-properties fo:margin-left="0in" fo:margin-right="0in"/>
      <style:text-properties fo:language="pt" fo:country="BR" officeooo:rsid="002752e0" officeooo:paragraph-rsid="002752e0"/>
    </style:style>
    <style:style style:name="P30" style:family="paragraph" style:parent-style-name="Text_20_body">
      <style:paragraph-properties fo:margin-left="0in" fo:margin-right="0in" style:snap-to-layout-grid="false"/>
      <style:text-properties fo:language="pt" fo:country="BR" officeooo:rsid="002752e0" officeooo:paragraph-rsid="002752e0"/>
    </style:style>
    <style:style style:name="P31" style:family="paragraph" style:parent-style-name="Text_20_body">
      <style:paragraph-properties fo:margin-left="0in" fo:margin-right="0in" style:snap-to-layout-grid="false"/>
      <style:text-properties fo:language="pt" fo:country="BR" officeooo:rsid="0028fd0c" officeooo:paragraph-rsid="0028fd0c"/>
    </style:style>
    <style:style style:name="P32" style:family="paragraph" style:parent-style-name="Text_20_body">
      <style:paragraph-properties fo:margin-left="0in" fo:margin-right="0in"/>
      <style:text-properties fo:language="pt" fo:country="BR" officeooo:rsid="002c23d8" officeooo:paragraph-rsid="002c23d8"/>
    </style:style>
    <style:style style:name="P33" style:family="paragraph" style:parent-style-name="Text_20_body">
      <style:paragraph-properties fo:margin-left="0in" fo:margin-right="0in" style:snap-to-layout-grid="false"/>
      <style:text-properties fo:language="pt" fo:country="BR" officeooo:rsid="002c23d8" officeooo:paragraph-rsid="002c23d8"/>
    </style:style>
    <style:style style:name="P34" style:family="paragraph" style:parent-style-name="Text_20_body" style:master-page-name="">
      <loext:graphic-properties draw:fill="none"/>
      <style:paragraph-properties fo:margin-left="0in" fo:margin-right="0in" fo:margin-top="0in" fo:margin-bottom="0.0835in" style:contextual-spacing="false" style:line-height-at-least="0.1665in" fo:keep-together="always" fo:orphans="0" fo:widows="0" fo:text-indent="0in" style:auto-text-indent="false" style:page-number="auto" fo:background-color="transparent" style:writing-mode="lr-tb"/>
    </style:style>
    <style:style style:name="P35" style:family="paragraph" style:parent-style-name="Text_20_body">
      <loext:graphic-properties draw:fill="none"/>
      <style:paragraph-properties fo:margin-left="0in" fo:margin-right="0in" fo:margin-top="0in" fo:margin-bottom="0.0835in" style:contextual-spacing="false" style:line-height-at-least="0.1665in" fo:keep-together="always" fo:orphans="0" fo:widows="0" fo:text-indent="0in" style:auto-text-indent="false" fo:background-color="transparent" style:writing-mode="lr-tb"/>
    </style:style>
    <style:style style:name="P36" style:family="paragraph" style:parent-style-name="Text_20_body" style:master-page-name="">
      <loext:graphic-properties draw:fill="none"/>
      <style:paragraph-properties fo:margin-left="0in" fo:margin-right="0in" fo:margin-top="0in" fo:margin-bottom="0.0835in" style:contextual-spacing="false" style:line-height-at-least="0.1665in" fo:keep-together="always" fo:orphans="0" fo:widows="0" fo:text-indent="0in" style:auto-text-indent="false" style:page-number="auto" fo:background-color="transparent" style:writing-mode="lr-tb"/>
      <style:text-properties officeooo:paragraph-rsid="0033afeb"/>
    </style:style>
    <style:style style:name="P37" style:family="paragraph" style:parent-style-name="Text_20_body">
      <loext:graphic-properties draw:fill="none"/>
      <style:paragraph-properties fo:margin-left="0in" fo:margin-right="0in" fo:margin-top="0in" fo:margin-bottom="0.0835in" style:contextual-spacing="false" style:line-height-at-least="0.1665in" fo:orphans="0" fo:widows="0" fo:text-indent="0in" style:auto-text-indent="false" fo:background-color="transparent" style:writing-mode="lr-tb"/>
      <style:text-properties fo:language="pt" fo:country="BR" fo:font-weight="normal" officeooo:paragraph-rsid="003dd9c0" style:font-weight-asian="normal" style:font-weight-complex="normal"/>
    </style:style>
    <style:style style:name="P38" style:family="paragraph" style:parent-style-name="Heading_20_2">
      <style:text-properties fo:language="pt" fo:country="BR" officeooo:rsid="0042591b" officeooo:paragraph-rsid="0042591b"/>
    </style:style>
    <style:style style:name="P39" style:family="paragraph" style:parent-style-name="Standard">
      <style:text-properties fo:language="pt" fo:country="BR" fo:font-weight="normal" officeooo:rsid="0042591b" officeooo:paragraph-rsid="0042591b" style:font-weight-asian="normal" style:font-weight-complex="normal"/>
    </style:style>
    <style:style style:name="P40" style:family="paragraph" style:parent-style-name="Heading_20_2">
      <style:text-properties officeooo:paragraph-rsid="0042591b"/>
    </style:style>
    <style:style style:name="P41" style:family="paragraph" style:parent-style-name="Text_20_body">
      <loext:graphic-properties draw:fill="none"/>
      <style:paragraph-properties fo:margin-left="0in" fo:margin-right="0in" fo:margin-top="0in" fo:margin-bottom="0.0835in" style:contextual-spacing="false" style:line-height-at-least="0.1665in" fo:orphans="0" fo:widows="0" fo:text-indent="0in" style:auto-text-indent="false" fo:background-color="transparent" style:writing-mode="lr-tb"/>
      <style:text-properties fo:language="pt" fo:country="BR" fo:font-weight="normal" style:font-weight-asian="normal" style:font-weight-complex="normal"/>
    </style:style>
    <style:style style:name="P42" style:family="paragraph" style:parent-style-name="Text_20_body" style:master-page-name="">
      <loext:graphic-properties draw:fill="none"/>
      <style:paragraph-properties fo:margin-left="0in" fo:margin-right="0in" fo:margin-top="0in" fo:margin-bottom="0.0835in" style:contextual-spacing="false" style:line-height-at-least="0.1665in" fo:keep-together="always" fo:orphans="0" fo:widows="0" fo:text-indent="0in" style:auto-text-indent="false" style:page-number="auto" fo:background-color="transparent" style:writing-mode="lr-tb"/>
      <style:text-properties fo:language="pt" fo:country="BR" fo:font-weight="normal" officeooo:paragraph-rsid="00354037" style:font-weight-asian="normal" style:font-weight-complex="normal"/>
    </style:style>
    <style:style style:name="P43" style:family="paragraph" style:parent-style-name="Text_20_body" style:master-page-name="">
      <loext:graphic-properties draw:fill="none"/>
      <style:paragraph-properties fo:margin-left="0in" fo:margin-right="0in" fo:margin-top="0in" fo:margin-bottom="0.0835in" style:contextual-spacing="false" style:line-height-at-least="0.1665in" fo:keep-together="always" fo:orphans="0" fo:widows="0" fo:text-indent="0in" style:auto-text-indent="false" style:page-number="auto" fo:background-color="transparent" style:writing-mode="lr-tb"/>
      <style:text-properties fo:language="pt" fo:country="BR" fo:font-weight="normal" style:font-weight-asian="normal" style:font-weight-complex="normal"/>
    </style:style>
    <style:style style:name="P44" style:family="paragraph" style:parent-style-name="Heading_20_2" style:master-page-name="">
      <style:paragraph-properties style:page-number="auto"/>
      <style:text-properties officeooo:paragraph-rsid="00354037"/>
    </style:style>
    <style:style style:name="P45" style:family="paragraph" style:parent-style-name="Text_20_body">
      <loext:graphic-properties draw:fill="none"/>
      <style:paragraph-properties fo:margin-left="0in" fo:margin-right="0in" fo:margin-top="0in" fo:margin-bottom="0.0835in" style:contextual-spacing="false" style:line-height-at-least="0.1665in" fo:keep-together="always" fo:orphans="0" fo:widows="0" fo:text-indent="0in" style:auto-text-indent="false" fo:background-color="transparent" style:writing-mode="lr-tb"/>
      <style:text-properties fo:language="pt" fo:country="BR" fo:font-weight="normal" officeooo:paragraph-rsid="00354037" style:font-weight-asian="normal" style:font-weight-complex="normal"/>
    </style:style>
    <style:style style:name="P46" style:family="paragraph" style:parent-style-name="Text_20_body">
      <loext:graphic-properties draw:fill="none"/>
      <style:paragraph-properties fo:margin-left="0in" fo:margin-right="0in" fo:margin-top="0in" fo:margin-bottom="0.0835in" style:contextual-spacing="false" style:line-height-at-least="0.1665in" fo:keep-together="always" fo:orphans="0" fo:widows="0" fo:text-indent="0in" style:auto-text-indent="false" fo:background-color="transparent" style:writing-mode="lr-tb"/>
      <style:text-properties fo:language="pt" fo:country="BR" officeooo:paragraph-rsid="00354037"/>
    </style:style>
    <style:style style:name="P47" style:family="paragraph" style:parent-style-name="Heading_20_2">
      <style:text-properties officeooo:paragraph-rsid="00374c73"/>
    </style:style>
    <style:style style:name="P48" style:family="paragraph" style:parent-style-name="Text_20_body" style:list-style-name="L2" style:master-page-name="">
      <loext:graphic-properties draw:fill="none"/>
      <style:paragraph-properties fo:margin-left="0in" fo:margin-right="0in" fo:margin-top="0in" fo:margin-bottom="0in" style:contextual-spacing="false" style:line-height-at-least="0.1665in" fo:keep-together="always" fo:orphans="0" fo:widows="0" fo:text-indent="0in" style:auto-text-indent="false" style:page-number="auto" fo:background-color="transparent" style:writing-mode="lr-tb"/>
    </style:style>
    <style:style style:name="P49" style:family="paragraph" style:parent-style-name="Text_20_body" style:list-style-name="L2">
      <loext:graphic-properties draw:fill="none"/>
      <style:paragraph-properties fo:margin-left="0in" fo:margin-right="0in" fo:margin-top="0in" fo:margin-bottom="0in" style:contextual-spacing="false" style:line-height-at-least="0.1665in" fo:keep-together="always" fo:orphans="0" fo:widows="0" fo:text-indent="0in" style:auto-text-indent="false" fo:background-color="transparent" style:writing-mode="lr-tb"/>
      <style:text-properties fo:language="pt" fo:country="BR" fo:font-weight="normal" style:font-weight-asian="normal" style:font-weight-complex="normal"/>
    </style:style>
    <style:style style:name="P50" style:family="paragraph" style:parent-style-name="Text_20_body" style:list-style-name="L2">
      <loext:graphic-properties draw:fill="none"/>
      <style:paragraph-properties fo:margin-left="0in" fo:margin-right="0in" style:line-height-at-least="0.1665in" fo:keep-together="always" fo:orphans="0" fo:widows="0" fo:text-indent="0in" style:auto-text-indent="false" fo:background-color="transparent" style:writing-mode="lr-tb"/>
      <style:text-properties officeooo:paragraph-rsid="00374c73"/>
    </style:style>
    <style:style style:name="P51" style:family="paragraph" style:parent-style-name="Text_20_body" style:list-style-name="L3" style:master-page-name="">
      <loext:graphic-properties draw:fill="none"/>
      <style:paragraph-properties fo:margin-left="0in" fo:margin-right="0in" fo:margin-top="0in" fo:margin-bottom="0in" style:contextual-spacing="false" style:line-height-at-least="0.1665in" fo:keep-together="always" fo:orphans="0" fo:widows="0" fo:text-indent="0in" style:auto-text-indent="false" style:page-number="auto" fo:background-color="transparent" style:writing-mode="lr-tb"/>
    </style:style>
    <style:style style:name="P52" style:family="paragraph" style:parent-style-name="Text_20_body" style:list-style-name="L3">
      <loext:graphic-properties draw:fill="none"/>
      <style:paragraph-properties fo:margin-left="0in" fo:margin-right="0in" fo:margin-top="0in" fo:margin-bottom="0in" style:contextual-spacing="false" style:line-height-at-least="0.1665in" fo:keep-together="always" fo:orphans="0" fo:widows="0" fo:text-indent="0in" style:auto-text-indent="false" fo:background-color="transparent" style:writing-mode="lr-tb"/>
    </style:style>
    <style:style style:name="P53" style:family="paragraph" style:parent-style-name="Text_20_body" style:list-style-name="L3">
      <loext:graphic-properties draw:fill="none"/>
      <style:paragraph-properties fo:margin-left="0in" fo:margin-right="0in" style:line-height-at-least="0.1665in" fo:keep-together="always" fo:orphans="0" fo:widows="0" fo:text-indent="0in" style:auto-text-indent="false" fo:background-color="transparent" style:writing-mode="lr-tb"/>
      <style:text-properties officeooo:paragraph-rsid="00374c73"/>
    </style:style>
    <style:style style:name="P54" style:family="paragraph" style:parent-style-name="Text_20_body" style:list-style-name="L4" style:master-page-name="">
      <loext:graphic-properties draw:fill="none"/>
      <style:paragraph-properties fo:margin-left="0in" fo:margin-right="0in" fo:margin-top="0in" fo:margin-bottom="0in" style:contextual-spacing="false" style:line-height-at-least="0.1665in" fo:keep-together="always" fo:orphans="0" fo:widows="0" fo:text-indent="0in" style:auto-text-indent="false" style:page-number="auto" fo:background-color="transparent" style:writing-mode="lr-tb"/>
    </style:style>
    <style:style style:name="P55" style:family="paragraph" style:parent-style-name="Text_20_body" style:list-style-name="L4">
      <loext:graphic-properties draw:fill="none"/>
      <style:paragraph-properties fo:margin-left="0in" fo:margin-right="0in" fo:margin-top="0in" fo:margin-bottom="0in" style:contextual-spacing="false" style:line-height-at-least="0.1665in" fo:keep-together="always" fo:orphans="0" fo:widows="0" fo:text-indent="0in" style:auto-text-indent="false" fo:background-color="transparent" style:writing-mode="lr-tb"/>
    </style:style>
    <style:style style:name="P56" style:family="paragraph" style:parent-style-name="Text_20_body" style:list-style-name="L4">
      <loext:graphic-properties draw:fill="none"/>
      <style:paragraph-properties fo:margin-left="0in" fo:margin-right="0in" style:line-height-at-least="0.1665in" fo:keep-together="always" fo:orphans="0" fo:widows="0" fo:text-indent="0in" style:auto-text-indent="false" fo:background-color="transparent" style:writing-mode="lr-tb"/>
      <style:text-properties officeooo:paragraph-rsid="00374c73"/>
    </style:style>
    <style:style style:name="P57" style:family="paragraph" style:parent-style-name="Text_20_body" style:list-style-name="L5" style:master-page-name="">
      <loext:graphic-properties draw:fill="none"/>
      <style:paragraph-properties fo:margin-left="0in" fo:margin-right="0in" fo:margin-top="0in" fo:margin-bottom="0in" style:contextual-spacing="false" style:line-height-at-least="0.1665in" fo:keep-together="always" fo:orphans="0" fo:widows="0" fo:text-indent="0in" style:auto-text-indent="false" style:page-number="auto" fo:background-color="transparent" style:writing-mode="lr-tb"/>
    </style:style>
    <style:style style:name="P58" style:family="paragraph" style:parent-style-name="Text_20_body" style:list-style-name="L5">
      <loext:graphic-properties draw:fill="none"/>
      <style:paragraph-properties fo:margin-left="0in" fo:margin-right="0in" fo:margin-top="0in" fo:margin-bottom="0in" style:contextual-spacing="false" style:line-height-at-least="0.1665in" fo:keep-together="always" fo:orphans="0" fo:widows="0" fo:text-indent="0in" style:auto-text-indent="false" fo:background-color="transparent" style:writing-mode="lr-tb"/>
    </style:style>
    <style:style style:name="P59" style:family="paragraph" style:parent-style-name="Text_20_body" style:list-style-name="L5">
      <loext:graphic-properties draw:fill="none"/>
      <style:paragraph-properties fo:margin-left="0in" fo:margin-right="0in" style:line-height-at-least="0.1665in" fo:keep-together="always" fo:orphans="0" fo:widows="0" fo:text-indent="0in" style:auto-text-indent="false" fo:background-color="transparent" style:writing-mode="lr-tb"/>
      <style:text-properties officeooo:paragraph-rsid="00374c73"/>
    </style:style>
    <style:style style:name="P60" style:family="paragraph" style:parent-style-name="Text_20_body" style:list-style-name="L6" style:master-page-name="">
      <loext:graphic-properties draw:fill="none"/>
      <style:paragraph-properties fo:margin-left="0in" fo:margin-right="0in" fo:margin-top="0in" fo:margin-bottom="0in" style:contextual-spacing="false" style:line-height-at-least="0.1665in" fo:keep-together="always" fo:orphans="0" fo:widows="0" fo:text-indent="0in" style:auto-text-indent="false" style:page-number="auto" fo:background-color="transparent" style:writing-mode="lr-tb"/>
    </style:style>
    <style:style style:name="P61" style:family="paragraph" style:parent-style-name="Text_20_body" style:list-style-name="L6">
      <loext:graphic-properties draw:fill="none"/>
      <style:paragraph-properties fo:margin-left="0in" fo:margin-right="0in" fo:margin-top="0in" fo:margin-bottom="0in" style:contextual-spacing="false" style:line-height-at-least="0.1665in" fo:keep-together="always" fo:orphans="0" fo:widows="0" fo:text-indent="0in" style:auto-text-indent="false" fo:background-color="transparent" style:writing-mode="lr-tb"/>
    </style:style>
    <style:style style:name="P62" style:family="paragraph" style:parent-style-name="Text_20_body" style:list-style-name="L6">
      <loext:graphic-properties draw:fill="none"/>
      <style:paragraph-properties fo:margin-left="0in" fo:margin-right="0in" style:line-height-at-least="0.1665in" fo:keep-together="always" fo:orphans="0" fo:widows="0" fo:text-indent="0in" style:auto-text-indent="false" fo:background-color="transparent" style:writing-mode="lr-tb"/>
      <style:text-properties officeooo:paragraph-rsid="00374c73"/>
    </style:style>
    <style:style style:name="P63" style:family="paragraph" style:parent-style-name="Text_20_body" style:list-style-name="L7" style:master-page-name="">
      <loext:graphic-properties draw:fill="none"/>
      <style:paragraph-properties fo:margin-left="0in" fo:margin-right="0in" fo:margin-top="0in" fo:margin-bottom="0in" style:contextual-spacing="false" style:line-height-at-least="0.1665in" fo:keep-together="always" fo:orphans="0" fo:widows="0" fo:text-indent="0in" style:auto-text-indent="false" style:page-number="auto" fo:background-color="transparent" style:writing-mode="lr-tb"/>
    </style:style>
    <style:style style:name="P64" style:family="paragraph" style:parent-style-name="Text_20_body" style:list-style-name="L7">
      <loext:graphic-properties draw:fill="none"/>
      <style:paragraph-properties fo:margin-left="0in" fo:margin-right="0in" style:line-height-at-least="0.1665in" fo:keep-together="always" fo:orphans="0" fo:widows="0" fo:text-indent="0in" style:auto-text-indent="false" fo:background-color="transparent" style:writing-mode="lr-tb"/>
      <style:text-properties officeooo:paragraph-rsid="00374c73"/>
    </style:style>
    <style:style style:name="P65" style:family="paragraph" style:parent-style-name="Text_20_body" style:list-style-name="L8">
      <loext:graphic-properties draw:fill="none"/>
      <style:paragraph-properties fo:margin-left="0in" fo:margin-right="0in" fo:margin-top="0in" fo:margin-bottom="0in" style:contextual-spacing="false" style:line-height-at-least="0.1665in" fo:orphans="0" fo:widows="0" fo:text-indent="0in" style:auto-text-indent="false" fo:background-color="transparent" style:writing-mode="lr-tb"/>
      <style:text-properties fo:language="pt" fo:country="BR" fo:font-weight="normal" style:font-weight-asian="normal" style:font-weight-complex="normal"/>
    </style:style>
    <style:style style:name="P66" style:family="paragraph" style:parent-style-name="Text_20_body" style:list-style-name="L8">
      <loext:graphic-properties draw:fill="none"/>
      <style:paragraph-properties fo:margin-left="0in" fo:margin-right="0in" style:line-height-at-least="0.1665in" fo:keep-together="always" fo:orphans="0" fo:widows="0" fo:text-indent="0in" style:auto-text-indent="false" fo:background-color="transparent" style:writing-mode="lr-tb"/>
    </style:style>
    <style:style style:name="T1" style:family="text">
      <style:text-properties fo:language="pt" fo:country="BR"/>
    </style:style>
    <style:style style:name="T2" style:family="text">
      <style:text-properties fo:language="pt" fo:country="BR" fo:font-weight="normal" style:font-weight-asian="normal" style:font-weight-complex="normal"/>
    </style:style>
    <style:style style:name="T3" style:family="text">
      <style:text-properties fo:language="pt" fo:country="BR" fo:font-weight="normal" officeooo:rsid="004403d1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466774"/>
    </style:style>
    <style:style style:name="T6" style:family="text">
      <style:text-properties officeooo:rsid="0020ca2b"/>
    </style:style>
    <style:style style:name="T7" style:family="text">
      <style:text-properties officeooo:rsid="00206262"/>
    </style:style>
    <style:style style:name="T8" style:family="text">
      <style:text-properties fo:color="#000000" loext:opacity="100%" fo:font-style="normal" fo:font-weight="normal" officeooo:rsid="00466774" style:font-style-asian="normal" style:font-weight-asian="normal" style:font-style-complex="normal" style:font-weight-complex="normal"/>
    </style:style>
    <style:style style:name="T9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weight="normal" officeooo:rsid="00466774" style:font-weight-asian="normal" style:font-weight-complex="normal"/>
    </style:style>
    <style:style style:name="T11" style:family="text">
      <style:text-properties officeooo:rsid="00232549"/>
    </style:style>
    <style:style style:name="T12" style:family="text">
      <style:text-properties officeooo:rsid="0024c91a"/>
    </style:style>
    <style:style style:name="T13" style:family="text">
      <style:text-properties officeooo:rsid="002c23d8"/>
    </style:style>
    <style:style style:name="T14" style:family="text">
      <style:text-properties fo:language="pt" fo:country="BR" fo:font-weight="normal" officeooo:rsid="0033afeb" style:font-weight-asian="normal" style:font-weight-complex="normal"/>
    </style:style>
    <style:style style:name="T15" style:family="text">
      <style:text-properties fo:language="pt" fo:country="BR" fo:font-weight="normal" officeooo:rsid="00478b19" style:font-weight-asian="normal" style:font-weight-complex="normal"/>
    </style:style>
    <style:style style:name="T16" style:family="text">
      <style:text-properties fo:language="pt" fo:country="BR" fo:font-weight="normal" officeooo:rsid="0042591b" style:font-weight-asian="normal" style:font-weight-complex="normal"/>
    </style:style>
    <style:style style:name="T17" style:family="text">
      <style:text-properties fo:language="pt" fo:country="BR" fo:font-weight="bold" officeooo:rsid="0042591b" style:font-weight-asian="bold" style:font-weight-complex="bold"/>
    </style:style>
    <style:style style:name="T18" style:family="text">
      <style:text-properties fo:language="pt" fo:country="BR" fo:font-weight="bold" officeooo:rsid="00354037" style:font-weight-asian="bold" style:font-weight-complex="bold"/>
    </style:style>
    <style:style style:name="T19" style:family="text">
      <style:text-properties fo:language="pt" fo:country="BR" fo:font-weight="bold" style:font-weight-asian="bold" style:font-weight-complex="bold"/>
    </style:style>
    <style:style style:name="T20" style:family="text">
      <style:text-properties officeooo:rsid="004403d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ubject>Epitrack</text:subject></text:p>
      <text:p text:style-name="P2"><text:title>Vision</text:title></text:p>
      <text:p text:style-name="P2"/>
      <text:p text:style-name="P3">Version &lt;1.0&gt;</text:p>
      <text:p text:style-name="P4"/>
      <text:p text:style-name="P5"/>
      <text:p text:style-name="P6"/>
      <text:p text:style-name="P7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row table:style-name="Table1.1">
          <table:table-cell table:style-name="Table1.A1" office:value-type="string">
            <text:p text:style-name="P8">Date</text:p>
          </table:table-cell>
          <table:table-cell table:style-name="Table1.A1" office:value-type="string">
            <text:p text:style-name="P8">Version</text:p>
          </table:table-cell>
          <table:table-cell table:style-name="Table1.A1" office:value-type="string">
            <text:p text:style-name="P8">Description</text:p>
          </table:table-cell>
          <table:table-cell table:style-name="Table1.A1" office:value-type="string">
            <text:p text:style-name="P8">Author</text:p>
          </table:table-cell>
        </table:table-row>
        <table:table-row table:style-name="Table1.1">
          <table:table-cell table:style-name="Table1.A1" office:value-type="string">
            <text:p text:style-name="P9">&lt;dd/mmm/yy&gt;</text:p>
          </table:table-cell>
          <table:table-cell table:style-name="Table1.A1" office:value-type="string">
            <text:p text:style-name="P9">&lt;x.x&gt;</text:p>
          </table:table-cell>
          <table:table-cell table:style-name="Table1.A1" office:value-type="string">
            <text:p text:style-name="P9">&lt;details&gt;</text:p>
          </table:table-cell>
          <table:table-cell table:style-name="Table1.A1" office:value-type="string">
            <text:p text:style-name="P9">&lt;name&gt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</table:table>
      <text:p text:style-name="P11"/>
      <text:p text:style-name="P12">Table of Contents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in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span text:style-name="T1">1. Introduction<text:tab/></text:span><text:a xlink:type="simple" xlink:href="#__RefHeading___Toc524313333" text:style-name="Index_20_Link" text:visited-style-name="Index_20_Link"><text:span text:style-name="Index_20_Link"><text:span text:style-name="T1">4</text:span></text:span></text:a></text:p>
          <text:p text:style-name="P14"><text:span text:style-name="T1">1.1 References<text:tab/></text:span><text:a xlink:type="simple" xlink:href="#__RefHeading___Toc524313334" text:style-name="Index_20_Link" text:visited-style-name="Index_20_Link"><text:span text:style-name="Index_20_Link"><text:span text:style-name="T1">4</text:span></text:span></text:a></text:p>
          <text:p text:style-name="P13"><text:span text:style-name="T1">2. Positioning<text:tab/></text:span><text:a xlink:type="simple" xlink:href="#__RefHeading___Toc524313335" text:style-name="Index_20_Link" text:visited-style-name="Index_20_Link"><text:span text:style-name="Index_20_Link"><text:span text:style-name="T1">4</text:span></text:span></text:a></text:p>
          <text:p text:style-name="P14"><text:span text:style-name="T1">2.1 Problem Statement<text:tab/></text:span><text:a xlink:type="simple" xlink:href="#__RefHeading___Toc524313336" text:style-name="Index_20_Link" text:visited-style-name="Index_20_Link"><text:span text:style-name="Index_20_Link"><text:span text:style-name="T1">4</text:span></text:span></text:a></text:p>
          <text:p text:style-name="P14"><text:span text:style-name="T1">2.2 Product Position Statement<text:tab/></text:span><text:a xlink:type="simple" xlink:href="#__RefHeading___Toc524313337" text:style-name="Index_20_Link" text:visited-style-name="Index_20_Link"><text:span text:style-name="Index_20_Link"><text:span text:style-name="T1">4</text:span></text:span></text:a></text:p>
          <text:p text:style-name="P13"><text:span text:style-name="T1">3. Stakeholder and User Descriptions<text:tab/></text:span><text:a xlink:type="simple" xlink:href="#__RefHeading___Toc524313338" text:style-name="Index_20_Link" text:visited-style-name="Index_20_Link"><text:span text:style-name="Index_20_Link"><text:span text:style-name="T1">5</text:span></text:span></text:a></text:p>
          <text:p text:style-name="P14"><text:span text:style-name="T1">3.1 Stakeholder Summary<text:tab/></text:span><text:a xlink:type="simple" xlink:href="#__RefHeading___Toc524313339" text:style-name="Index_20_Link" text:visited-style-name="Index_20_Link"><text:span text:style-name="Index_20_Link"><text:span text:style-name="T1">5</text:span></text:span></text:a></text:p>
          <text:p text:style-name="P14"><text:span text:style-name="T1">3.2 User Summary<text:tab/></text:span><text:a xlink:type="simple" xlink:href="#__RefHeading___Toc524313340" text:style-name="Index_20_Link" text:visited-style-name="Index_20_Link"><text:span text:style-name="Index_20_Link"><text:span text:style-name="T1">6</text:span></text:span></text:a></text:p>
          <text:p text:style-name="P14"><text:span text:style-name="T1">3.3 User Environment<text:tab/></text:span><text:a xlink:type="simple" xlink:href="#__RefHeading___Toc524313341" text:style-name="Index_20_Link" text:visited-style-name="Index_20_Link"><text:span text:style-name="Index_20_Link"><text:span text:style-name="T1">7</text:span></text:span></text:a></text:p>
          <text:p text:style-name="P14"><text:span text:style-name="T1">3.4 Summary of Key Stakeholder or User Needs<text:tab/></text:span><text:a xlink:type="simple" xlink:href="#__RefHeading___Toc524313342" text:style-name="Index_20_Link" text:visited-style-name="Index_20_Link"><text:span text:style-name="Index_20_Link"><text:span text:style-name="T1">7</text:span></text:span></text:a></text:p>
          <text:p text:style-name="P14"><text:span text:style-name="T1">3.5 Alternatives and Competition<text:tab/></text:span><text:a xlink:type="simple" xlink:href="#__RefHeading___Toc524313343" text:style-name="Index_20_Link" text:visited-style-name="Index_20_Link"><text:span text:style-name="Index_20_Link"><text:span text:style-name="T1">8</text:span></text:span></text:a></text:p>
          <text:p text:style-name="P13"><text:span text:style-name="T1">4. Product Overview<text:tab/></text:span><text:a xlink:type="simple" xlink:href="#__RefHeading___Toc524313344" text:style-name="Index_20_Link" text:visited-style-name="Index_20_Link"><text:span text:style-name="Index_20_Link"><text:span text:style-name="T1">8</text:span></text:span></text:a></text:p>
          <text:p text:style-name="P14"><text:span text:style-name="T1">4.1 Product Perspective<text:tab/></text:span><text:a xlink:type="simple" xlink:href="#__RefHeading___Toc524313345" text:style-name="Index_20_Link" text:visited-style-name="Index_20_Link"><text:span text:style-name="Index_20_Link"><text:span text:style-name="T1">8</text:span></text:span></text:a></text:p>
          <text:p text:style-name="P14"><text:span text:style-name="T1">4.2 Assumptions and Dependencies<text:tab/></text:span><text:a xlink:type="simple" xlink:href="#__RefHeading___Toc524313346" text:style-name="Index_20_Link" text:visited-style-name="Index_20_Link"><text:span text:style-name="Index_20_Link"><text:span text:style-name="T1">9</text:span></text:span></text:a></text:p>
          <text:p text:style-name="P13"><text:span text:style-name="T1">5. Product Features<text:tab/></text:span><text:a xlink:type="simple" xlink:href="#__RefHeading___Toc524313347" text:style-name="Index_20_Link" text:visited-style-name="Index_20_Link"><text:span text:style-name="Index_20_Link"><text:span text:style-name="T1">9</text:span></text:span></text:a></text:p>
          <text:p text:style-name="P14"><text:span text:style-name="T1">5.1 Gerenciamento de Crises Epilépticas<text:tab/></text:span><text:a xlink:type="simple" xlink:href="#__RefHeading___Toc3833_1867321836" text:style-name="Index_20_Link" text:visited-style-name="Index_20_Link"><text:span text:style-name="Index_20_Link"><text:span text:style-name="T1">9</text:span></text:span></text:a></text:p>
          <text:p text:style-name="P14"><text:span text:style-name="T1">5.2 Gerenciamento de Medicamentos<text:tab/></text:span><text:a xlink:type="simple" xlink:href="#__RefHeading___Toc3835_1867321836" text:style-name="Index_20_Link" text:visited-style-name="Index_20_Link"><text:span text:style-name="Index_20_Link"><text:span text:style-name="T1">9</text:span></text:span></text:a></text:p>
          <text:p text:style-name="P14"><text:span text:style-name="T1">5.3 Acesso Offline e Sincronização<text:tab/></text:span><text:a xlink:type="simple" xlink:href="#__RefHeading___Toc3837_1867321836" text:style-name="Index_20_Link" text:visited-style-name="Index_20_Link"><text:span text:style-name="Index_20_Link"><text:span text:style-name="T1">9</text:span></text:span></text:a></text:p>
          <text:p text:style-name="P14"><text:span text:style-name="T1">5.4 Notificações e Lembretes<text:tab/></text:span><text:a xlink:type="simple" xlink:href="#__RefHeading___Toc3839_1867321836" text:style-name="Index_20_Link" text:visited-style-name="Index_20_Link"><text:span text:style-name="Index_20_Link"><text:span text:style-name="T1">9</text:span></text:span></text:a></text:p>
          <text:p text:style-name="P14"><text:span text:style-name="T1">5.5 Geração de Relatórios<text:tab/></text:span><text:a xlink:type="simple" xlink:href="#__RefHeading___Toc3841_1867321836" text:style-name="Index_20_Link" text:visited-style-name="Index_20_Link"><text:span text:style-name="Index_20_Link"><text:span text:style-name="T1">9</text:span></text:span></text:a></text:p>
          <text:p text:style-name="P14"><text:span text:style-name="T1">5.6 Compartilhamento de Informações<text:tab/></text:span><text:a xlink:type="simple" xlink:href="#__RefHeading___Toc3843_1867321836" text:style-name="Index_20_Link" text:visited-style-name="Index_20_Link"><text:span text:style-name="Index_20_Link"><text:span text:style-name="T1">9</text:span></text:span></text:a></text:p>
          <text:p text:style-name="P14"><text:span text:style-name="T1">5.7 Comunicação com Profissionais de Saúde<text:tab/></text:span><text:a xlink:type="simple" xlink:href="#__RefHeading___Toc3845_1867321836" text:style-name="Index_20_Link" text:visited-style-name="Index_20_Link"><text:span text:style-name="Index_20_Link"><text:span text:style-name="T1">10</text:span></text:span></text:a></text:p>
          <text:p text:style-name="P14"><text:span text:style-name="T1">5.8 Solicitação de Contato entre Paciente e Médico<text:tab/></text:span><text:a xlink:type="simple" xlink:href="#__RefHeading___Toc3847_1867321836" text:style-name="Index_20_Link" text:visited-style-name="Index_20_Link"><text:span text:style-name="Index_20_Link"><text:span text:style-name="T1">10</text:span></text:span></text:a></text:p>
          <text:p text:style-name="P14"><text:span text:style-name="T1">5.9 Proteção de Dados e Privacidade<text:tab/></text:span><text:a xlink:type="simple" xlink:href="#__RefHeading___Toc3849_1867321836" text:style-name="Index_20_Link" text:visited-style-name="Index_20_Link"><text:span text:style-name="Index_20_Link"><text:span text:style-name="T1">10</text:span></text:span></text:a></text:p>
          <text:p text:style-name="P14"><text:span text:style-name="T1">5.10 Recuperação de Conta<text:tab/></text:span><text:a xlink:type="simple" xlink:href="#__RefHeading___Toc3851_1867321836" text:style-name="Index_20_Link" text:visited-style-name="Index_20_Link"><text:span text:style-name="Index_20_Link"><text:span text:style-name="T1">10</text:span></text:span></text:a></text:p>
          <text:p text:style-name="P13"><text:span text:style-name="T1">6. Other Product Requirements<text:tab/></text:span><text:a xlink:type="simple" xlink:href="#__RefHeading___Toc524313348" text:style-name="Index_20_Link" text:visited-style-name="Index_20_Link"><text:span text:style-name="Index_20_Link"><text:span text:style-name="T1">10</text:span></text:span></text:a></text:p>
          <text:p text:style-name="P14"><text:span text:style-name="T1">6.1 Requisitos de Plataforma e Hardware<text:tab/></text:span><text:a xlink:type="simple" xlink:href="#__RefHeading___Toc3853_1867321836" text:style-name="Index_20_Link" text:visited-style-name="Index_20_Link"><text:span text:style-name="Index_20_Link"><text:span text:style-name="T1">10</text:span></text:span></text:a></text:p>
          <text:p text:style-name="P14"><text:span text:style-name="T1">6.2 Requisitos de Desempenho<text:tab/></text:span><text:a xlink:type="simple" xlink:href="#__RefHeading___Toc3855_1867321836" text:style-name="Index_20_Link" text:visited-style-name="Index_20_Link"><text:span text:style-name="Index_20_Link"><text:span text:style-name="T1">10</text:span></text:span></text:a></text:p>
          <text:p text:style-name="P14"><text:span text:style-name="T1">6.3 Requisitos de Usabilidade<text:tab/></text:span><text:a xlink:type="simple" xlink:href="#__RefHeading___Toc3857_1867321836" text:style-name="Index_20_Link" text:visited-style-name="Index_20_Link"><text:span text:style-name="Index_20_Link"><text:span text:style-name="T1">10</text:span></text:span></text:a></text:p>
          <text:p text:style-name="P14"><text:span text:style-name="T1">6.4 Tolerância a Falhas e Robustez<text:tab/></text:span><text:a xlink:type="simple" xlink:href="#__RefHeading___Toc3859_1867321836" text:style-name="Index_20_Link" text:visited-style-name="Index_20_Link"><text:span text:style-name="Index_20_Link"><text:span text:style-name="T1">10</text:span></text:span></text:a></text:p>
          <text:p text:style-name="P14"><text:span text:style-name="T1">6.5 Segurança e Privacidade<text:tab/></text:span><text:a xlink:type="simple" xlink:href="#__RefHeading___Toc3861_1867321836" text:style-name="Index_20_Link" text:visited-style-name="Index_20_Link"><text:span text:style-name="Index_20_Link"><text:span text:style-name="T1">11</text:span></text:span></text:a></text:p>
          <text:p text:style-name="P14"><text:span text:style-name="T1">6.6 Documentação e Suporte<text:tab/></text:span><text:a xlink:type="simple" xlink:href="#__RefHeading___Toc3863_1867321836" text:style-name="Index_20_Link" text:visited-style-name="Index_20_Link"><text:span text:style-name="Index_20_Link"><text:span text:style-name="T1">11</text:span></text:span></text:a></text:p>
          <text:p text:style-name="P14"><text:span text:style-name="T1">6.7 Restrições e Dependências<text:tab/></text:span><text:a xlink:type="simple" xlink:href="#__RefHeading___Toc3865_1867321836" text:style-name="Index_20_Link" text:visited-style-name="Index_20_Link"><text:span text:style-name="Index_20_Link"><text:span text:style-name="T1">11</text:span></text:span></text:a></text:p>
        </text:index-body>
      </text:table-of-content>
      <text:p text:style-name="P15"/>
      <text:p text:style-name="P12"><text:title>Vision</text:title></text:p>
      <text:h text:style-name="P16" text:outline-level="1"><text:bookmark-start text:name="__RefHeading___Toc524313333"/>Introduction<text:bookmark-end text:name="__RefHeading___Toc524313333"/></text:h>
      <text:p text:style-name="P17"><text:span text:style-name="T2">O objetivo deste documento é coletar, analisar e definir as necessidades e funcionalidades de alto nível do sistema </text:span><text:span text:style-name="Strong_20_Emphasis"><text:span text:style-name="T2">Epitrack</text:span></text:span><text:span text:style-name="T2">. O </text:span><text:span text:style-name="Strong_20_Emphasis"><text:span text:style-name="T2">Epitrack</text:span></text:span><text:span text:style-name="T2"> é um aplicativo web desenvolvido para auxiliar pacientes e profissionais de saúde no gerenciamento, organização e acompanhamento do tratamento da epilepsia.</text:span></text:p>
      <text:p text:style-name="P18"><text:span text:style-name="T2">Este documento foca na principais </text:span><text:span text:style-name="T3">necessidades</text:span><text:span text:style-name="T2"> </text:span><text:span text:style-name="T3">dos</text:span><text:span text:style-name="T2"> stakeholders e usuários-alvo. Os detalhes sobre como o </text:span><text:span text:style-name="Strong_20_Emphasis"><text:span text:style-name="T2">Epitrack</text:span></text:span><text:span text:style-name="T2"> atende a essas necessidades são descritos nos documentos de </text:span><text:span text:style-name="Strong_20_Emphasis"><text:span text:style-name="T2">Use Case </text:span></text:span><text:span text:style-name="Strong_20_Emphasis"><text:span text:style-name="T3">com mais detalhes</text:span></text:span><text:span text:style-name="T2">. </text:span><text:span text:style-name="Strong_20_Emphasis"><text:span text:style-name="T3">Este documento</text:span></text:span><text:span text:style-name="T2"> serve como uma referência fundamental para garantir um alinhamento claro sobre os objetivos e o escopo do sistema </text:span><text:span text:style-name="T3">por uma visao macro.</text:span></text:p>
      <text:h text:style-name="P16" text:outline-level="1"><text:bookmark-start text:name="__RefHeading___Toc524313335"/>Positioning<text:bookmark-end text:name="__RefHeading___Toc524313335"/></text:h>
      <text:h text:style-name="P19" text:outline-level="2"><text:bookmark-start text:name="__RefHeading___Toc524313336"/>Problem Statement<text:bookmark-end text:name="__RefHeading___Toc524313336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The problem of</text:p>
          </table:table-cell>
          <table:table-cell table:style-name="Table2.B1" office:value-type="string">
            <text:p text:style-name="P9"><text:span text:style-name="T4">a falta de um sistema eficiente e acessível para o </text:span><text:span text:style-name="Strong_20_Emphasis"><text:span text:style-name="T4">monitoramento e gerenciamento do tratamento da epilepsia</text:span></text:span><text:span text:style-name="T4">, que priorize </text:span><text:span text:style-name="Strong_20_Emphasis"><text:span text:style-name="T4">usabilidade e engajamento do paciente</text:span></text:span><text:span text:style-name="T4">, tornando o processo menos burocrático e mais integrado ao dia a dia</text:span></text:p>
          </table:table-cell>
        </table:table-row>
        <table:table-row table:style-name="Table2.1">
          <table:table-cell table:style-name="Table2.A2" office:value-type="string">
            <text:p text:style-name="P9">affects</text:p>
          </table:table-cell>
          <table:table-cell table:style-name="Table2.B2" office:value-type="string">
            <text:p text:style-name="P9">pacientes com epilepsia, que precisam registrar crises e acompanhar sua medicação de forma estruturada; cuidadores e familiares, que auxiliam no tratamento e enfrentam dificuldades em monitorar e oferecer suporte adequado; e profissionais de saúde, que não possuem acesso a informações organizadas e detalhadas sobre o histórico do paciente, dificultando ajustes no tratamento.</text:p>
          </table:table-cell>
        </table:table-row>
        <table:table-row table:style-name="Table2.1">
          <table:table-cell table:style-name="Table2.A2" office:value-type="string">
            <text:p text:style-name="P9"><text:span text:style-name="T5">T</text:span>he impact of which is</text:p>
          </table:table-cell>
          <table:table-cell table:style-name="Table2.B3" office:value-type="string">
            <text:p text:style-name="P9">um acompanhamento impreciso da condição, dificultando diagnósticos e ajustes no tratamento. A adesão à medicação é comprometida pela falta de lembretes eficazes, e a experiência desmotivadora dos aplicativos existentes reduz o engajamento do paciente. A ausência de um canal estruturado de comunicação entre médicos e pacientes impede um acompanhamento mais ágil e eficiente.</text:p>
          </table:table-cell>
        </table:table-row>
        <table:table-row table:style-name="Table2.1">
          <table:table-cell table:style-name="Table2.A2" office:value-type="string">
            <text:p text:style-name="P9"><text:span text:style-name="T5">A</text:span> successful solution would be</text:p>
          </table:table-cell>
          <table:table-cell table:style-name="Table2.B4" office:value-type="string">
            <text:p text:style-name="P9">um sistema que simplifique o registro de crises e o gerenciamento da medicação, garantindo uma experiência intuitiva e acessível. A comunicação entre pacientes e médicos deve ser facilitada, permitindo ajustes no tratamento de forma rápida e estruturada. Privacidade e segurança dos dados devem ser priorizadas, garantindo total controle das informações pelo usuário.</text:p>
          </table:table-cell>
        </table:table-row>
      </table:table>
      <text:h text:style-name="P19" text:outline-level="2"><text:bookmark-start text:name="__RefHeading___Toc524313337"/>Product Position Statement<text:bookmark-end text:name="__RefHeading___Toc524313337"/></text:h>
      <text:p text:style-name="P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0">For</text:p>
          </table:table-cell>
          <table:table-cell table:style-name="Table3.B1" office:value-type="string">
            <text:p text:style-name="P20"><text:span text:style-name="T5">p</text:span>acientes com epilepsia, cuidadores e profissionais de saúde</text:p>
          </table:table-cell>
        </table:table-row>
        <table:table-row table:style-name="Table3.1">
          <table:table-cell table:style-name="Table3.A2" office:value-type="string">
            <text:p text:style-name="P20"><text:span text:style-name="T6">w</text:span>ho</text:p>
          </table:table-cell>
          <table:table-cell table:style-name="Table3.B2" office:value-type="string">
            <text:p text:style-name="P20"><text:span text:style-name="T5">p</text:span>recisam de uma solução eficiente para registrar crises, acompanhar o uso de medicamentos e melhorar a comunicação no tratamento, sem a complexidade e a falta de engajamento dos sistemas atuais.</text:p>
          </table:table-cell>
        </table:table-row>
        <table:table-row table:style-name="Table3.1">
          <table:table-cell table:style-name="Table3.A2" office:value-type="string">
            <text:p text:style-name="P20">The <text:span text:style-name="T7">Epitrack</text:span></text:p>
          </table:table-cell>
          <table:table-cell table:style-name="Table3.B3" office:value-type="string">
            <text:p text:style-name="P20">é um aplicativo web focado no monitoramento e gestão do tratamento da <text:soft-page-break/>epilepsia.</text:p>
          </table:table-cell>
        </table:table-row>
        <table:table-row table:style-name="Table3.1">
          <table:table-cell table:style-name="Table3.A2" office:value-type="string">
            <text:p text:style-name="P20"><text:span text:style-name="T6">t</text:span>hat</text:p>
          </table:table-cell>
          <table:table-cell table:style-name="Table3.B4" office:value-type="string">
            <text:p text:style-name="P21"><text:span text:style-name="T8">p</text:span><text:span text:style-name="T9">rioriza a </text:span><text:span text:style-name="Strong_20_Emphasis"><text:span text:style-name="T9">experiência do usuário (UX) e o engajamento do paciente</text:span></text:span><text:span text:style-name="T9">, tornando o acompanhamento da condição mais </text:span><text:span text:style-name="Strong_20_Emphasis"><text:span text:style-name="T9">acessível, intuitivo e integrado</text:span></text:span><text:span text:style-name="T9"> à rotina do usuário. Ele permite um </text:span><text:span text:style-name="Strong_20_Emphasis"><text:span text:style-name="T9">registro ágil e eficiente de crises</text:span></text:span><text:span text:style-name="T9">, oferece </text:span><text:span text:style-name="Strong_20_Emphasis"><text:span text:style-name="T9">alertas inteligentes de medicação</text:span></text:span><text:span text:style-name="T9"> e possibilita um </text:span><text:span text:style-name="Strong_20_Emphasis"><text:span text:style-name="T9">compartilhamento seguro de informações com médicos e cuidadores</text:span></text:span><text:span text:style-name="T9">. Além disso, </text:span><text:span text:style-name="Strong_20_Emphasis"><text:span text:style-name="T9">suporta uso offline e sincronização automática</text:span></text:span><text:span text:style-name="T9">, garantindo que os dados estejam sempre disponíveis para o paciente, independentemente da conexão com a internet.</text:span></text:p>
          </table:table-cell>
        </table:table-row>
        <table:table-row table:style-name="Table3.1">
          <table:table-cell table:style-name="Table3.A2" office:value-type="string">
            <text:p text:style-name="P20">Unlike</text:p>
          </table:table-cell>
          <table:table-cell table:style-name="Table3.B5" office:value-type="string">
            <text:p text:style-name="P22"><text:span text:style-name="T10">s</text:span><text:span text:style-name="T4">istemas convencionais de registros médicos e aplicativos genéricos de saúde, que são </text:span><text:span text:style-name="Strong_20_Emphasis"><text:span text:style-name="T4">complexos, pouco interativos e não incentivam a adesão ao tratamento</text:span></text:span><text:span text:style-name="T4">, ou aplicativos especializados em epilepsia que </text:span><text:span text:style-name="Strong_20_Emphasis"><text:span text:style-name="T4">não priorizam UX e engajamento, tornando o uso desmotivador e burocrático</text:span></text:span><text:span text:style-name="T4">.</text:span></text:p>
          </table:table-cell>
        </table:table-row>
        <table:table-row table:style-name="Table3.1">
          <table:table-cell table:style-name="Table3.A6" office:value-type="string">
            <text:p text:style-name="P20"><text:span text:style-name="T6">o</text:span>ur product</text:p>
          </table:table-cell>
          <table:table-cell table:style-name="Table3.B6" office:value-type="string">
            <text:p text:style-name="P9"><text:span text:style-name="T10">o</text:span><text:span text:style-name="T4">ferece uma </text:span><text:span text:style-name="Strong_20_Emphasis"><text:span text:style-name="T4">interface intuitiva</text:span></text:span><text:span text:style-name="T4">, funcionalidades voltadas </text:span><text:span text:style-name="Strong_20_Emphasis"><text:span text:style-name="T4">à usabilidade e engajamento do paciente</text:span></text:span><text:span text:style-name="T4">, permitindo um acompanhamento </text:span><text:span text:style-name="Strong_20_Emphasis"><text:span text:style-name="T4">mais ativo e eficaz do tratamento</text:span></text:span><text:span text:style-name="T4">. O Epitrack </text:span><text:span text:style-name="Strong_20_Emphasis"><text:span text:style-name="T4">não apenas registra crises</text:span></text:span><text:span text:style-name="T4">, mas também ajuda o paciente a </text:span><text:span text:style-name="Strong_20_Emphasis"><text:span text:style-name="T4">identificar padrões</text:span></text:span><text:span text:style-name="T4"> e a </text:span><text:span text:style-name="Strong_20_Emphasis"><text:span text:style-name="T4">interagir de forma mais estruturada com profissionais de saúde</text:span></text:span><text:span text:style-name="T4">. Além disso, ele </text:span><text:span text:style-name="Strong_20_Emphasis"><text:span text:style-name="T4">protege a privacidade do usuário</text:span></text:span><text:span text:style-name="T4">, garantindo que os dados médicos estejam sempre sob controle do próprio paciente. </text:span></text:p>
          </table:table-cell>
        </table:table-row>
      </table:table>
      <text:p text:style-name="P6"/>
      <text:h text:style-name="P16" text:outline-level="1"><text:bookmark-start text:name="__RefHeading___Toc524313338"/>Stakeholder and User Descriptions<text:bookmark-end text:name="__RefHeading___Toc524313338"/></text:h>
      <text:h text:style-name="P19" text:outline-level="2"><text:bookmark-start text:name="__RefHeading___Toc524313339"/>Stakeholder Summary<text:bookmark-end text:name="__RefHeading___Toc524313339"/></text:h>
      <text:p text:style-name="P1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3">Name</text:p>
          </table:table-cell>
          <table:table-cell table:style-name="Table4.A1" office:value-type="string">
            <text:p text:style-name="P23">Description</text:p>
          </table:table-cell>
          <table:table-cell table:style-name="Table4.A1" office:value-type="string">
            <text:p text:style-name="P23">Responsibilities</text:p>
          </table:table-cell>
        </table:table-row>
        <table:table-row table:style-name="Table4.1">
          <table:table-cell table:style-name="Table4.A2" office:value-type="string">
            <text:p text:style-name="P9">Pacientes com epilepsia</text:p>
          </table:table-cell>
          <table:table-cell table:style-name="Table4.B2" office:value-type="string">
            <text:p text:style-name="P9">Usuários principais do sistema, que precisam monitorar crises epilépticas e manter o controle de medicamentos.</text:p>
          </table:table-cell>
          <table:table-cell table:style-name="Table4.C2" office:value-type="string">
            <text:p text:style-name="P9">Garantir que possam registrar crises e sintomas de forma intuitiva.<text:line-break/>Assegurar que o sistema ofereça lembretes e suporte à adesão ao tratamento.<text:line-break/>Permitir que os dados registrados sejam compartilhados de forma segura com profissionais de saúde.</text:p>
          </table:table-cell>
        </table:table-row>
        <table:table-row table:style-name="Table4.1">
          <table:table-cell table:style-name="Table4.A3" office:value-type="string">
            <text:p text:style-name="P9">Cuidadores e familiares</text:p>
          </table:table-cell>
          <table:table-cell table:style-name="Table4.B3" office:value-type="string">
            <text:p text:style-name="P9">Pessoas responsáveis por auxiliar pacientes na gestão do tratamento.</text:p>
          </table:table-cell>
          <table:table-cell table:style-name="Table4.C3" office:value-type="string">
            <text:p text:style-name="P9">Garantir que possam registrar crises e acompanhar a rotina do paciente.<text:line-break/>Facilitar a adesão ao tratamento por meio de notificações e registros compartilhados.<text:line-break/>Ajudar na comunicação entre pacientes e profissionais da saúde.</text:p>
          </table:table-cell>
        </table:table-row>
        <table:table-row table:style-name="Table4.1">
          <table:table-cell table:style-name="Table4.A3" office:value-type="string">
            <text:p text:style-name="P9">Profissionais de saúde</text:p>
          </table:table-cell>
          <table:table-cell table:style-name="Table4.B3" office:value-type="string">
            <text:p text:style-name="P9">Médicos, neurologistas e outros especialistas que acompanham o tratamento dos pacientes.</text:p>
          </table:table-cell>
          <table:table-cell table:style-name="Table4.C3" office:value-type="string">
            <text:p text:style-name="P9">Assegurar que os dados dos pacientes sejam acessíveis de maneira organizada e segura.<text:line-break/>Monitorar a adesão do tratamento e o histórico de crises para tomar decisões medicas mais informadas.<text:line-break/><text:span text:style-name="T11">Garantir que o sistema facilite a comunicação eficiente com os pacientes.</text:span></text:p>
          </table:table-cell>
        </table:table-row>
        <table:table-row table:style-name="Table4.1">
          <table:table-cell table:style-name="Table4.A3" office:value-type="string">
            <text:p text:style-name="P9">Instituições de saúde e pesquisa</text:p>
          </table:table-cell>
          <table:table-cell table:style-name="Table4.B3" office:value-type="string">
            <text:p text:style-name="P9">Clinicas, hospitais e pesquisadores interessados em dados epidemiológicos <text:soft-page-break/>sobre epilepsia</text:p>
          </table:table-cell>
          <table:table-cell table:style-name="Table4.C3" office:value-type="string">
            <text:p text:style-name="P9">Garantir que os dados coletados possam ser utilizados para pesquisas e estudos clínicos.<text:line-break/>Assegurar que o sistema possa ser integrado a <text:soft-page-break/>iniciativas de saúde pública e pesquisa acadêmica.<text:line-break/>Monitorar o impacto do sistema na adesão ao tratamento e na qualidade do cuidado.</text:p>
          </table:table-cell>
        </table:table-row>
        <table:table-row table:style-name="Table4.1">
          <table:table-cell table:style-name="Table4.A3" office:value-type="string">
            <text:p text:style-name="P9">Equipe de desenvolvimento</text:p>
          </table:table-cell>
          <table:table-cell table:style-name="Table4.B3" office:value-type="string">
            <text:p text:style-name="P9">Desenvolvedores, designers e testers responsáveis pela construção do sistema.</text:p>
          </table:table-cell>
          <table:table-cell table:style-name="Table4.C3" office:value-type="string">
            <text:p text:style-name="P9">Garantir que o sistema seja intuitivo e priorize a experiencia do usuário (UX).<text:line-break/>Assegurar a confiabilidade, segurança e escalabilidade do sistema.<text:line-break/>Implementar funcionalidades de engajamento que incentivem o uso continuo pelos pacientes.</text:p>
          </table:table-cell>
        </table:table-row>
        <table:table-row table:style-name="Table4.1">
          <table:table-cell table:style-name="Table4.A3" office:value-type="string">
            <text:p text:style-name="P9">Investidores e tomadores de decisão</text:p>
          </table:table-cell>
          <table:table-cell table:style-name="Table4.B3" office:value-type="string">
            <text:p text:style-name="P9">Pessoas ou instituições que podem financiar ou apoiar a evolução do sistema</text:p>
          </table:table-cell>
          <table:table-cell table:style-name="Table4.C3" office:value-type="string">
            <text:p text:style-name="P9">Garantir que o sistema tenha viabilidade de mercado e demanda suficiente.<text:line-break/>Aprovar investimentos para desenvolvimento e manutenção da plataforma.<text:line-break/>Monitorar o progresso do projeto para avaliar seu impacto e retorno sobre investimento.</text:p>
          </table:table-cell>
        </table:table-row>
      </table:table>
      <text:h text:style-name="P19" text:outline-level="2"><text:bookmark-start text:name="__RefHeading___Toc524313340"/>User Summary<text:bookmark-end text:name="__RefHeading___Toc524313340"/></text:h>
      <text:p text:style-name="P1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3">Name</text:p>
          </table:table-cell>
          <table:table-cell table:style-name="Table5.A1" office:value-type="string">
            <text:p text:style-name="P23">Description</text:p>
          </table:table-cell>
          <table:table-cell table:style-name="Table5.A1" office:value-type="string">
            <text:p text:style-name="P23">Responsibilities</text:p>
          </table:table-cell>
          <table:table-cell table:style-name="Table5.A1" office:value-type="string">
            <text:p text:style-name="P23">Stakeholder</text:p>
          </table:table-cell>
        </table:table-row>
        <table:table-row table:style-name="Table5.2">
          <table:table-cell table:style-name="Table5.A2" office:value-type="string">
            <text:p text:style-name="P9">Pacientes com epilepsia</text:p>
          </table:table-cell>
          <table:table-cell table:style-name="Table5.B2" office:value-type="string">
            <text:p text:style-name="P9">Usuários principais do sistema, que precisam monitorar crises epilépticas e manter o controle da medicação.</text:p>
          </table:table-cell>
          <table:table-cell table:style-name="Table5.C2" office:value-type="string">
            <text:p text:style-name="P9">Registrar crises epilépticas e sintomas.<text:line-break/>Configurar e receber lembretes para a medicação.<text:line-break/><text:span text:style-name="T12">Gerenciar suas permissões e dados compartilhados.</text:span><text:line-break/>Acompanhar estatísticas sobre seu tratamento.<text:line-break/>Compartilhar dados com profissionais de saúde.</text:p>
          </table:table-cell>
          <table:table-cell table:style-name="Table5.D2" office:value-type="string">
            <text:p text:style-name="P9">Pacientes com epilepsia</text:p>
          </table:table-cell>
        </table:table-row>
        <table:table-row table:style-name="Table5.2">
          <table:table-cell table:style-name="Table5.A3" office:value-type="string">
            <text:p text:style-name="P9">Cuidadores e familiares</text:p>
          </table:table-cell>
          <table:table-cell table:style-name="Table5.B3" office:value-type="string">
            <text:p text:style-name="P9">Pessoas que auxiliam pacientes no monitoramento do tratamento.</text:p>
          </table:table-cell>
          <table:table-cell table:style-name="Table5.C3" office:value-type="string">
            <text:p text:style-name="P9">Registrar crises e sintomas em nome do paciente, se necessário.<text:line-break/>Acompanhar a rotina do paciente e garantir que ele siga o tratamento.<text:line-break/>Receber notifica coes sobre a administração dos medicamentos.<text:line-break/>Facilitar a comunicação com os profissionais de saúde.</text:p>
          </table:table-cell>
          <table:table-cell table:style-name="Table5.D3" office:value-type="string">
            <text:p text:style-name="P9">Cuidadores e familiares</text:p>
          </table:table-cell>
        </table:table-row>
        <table:table-row table:style-name="Table5.2">
          <table:table-cell table:style-name="Table5.A4" office:value-type="string">
            <text:p text:style-name="P9">Profissionais de saúde</text:p>
          </table:table-cell>
          <table:table-cell table:style-name="Table5.B4" office:value-type="string">
            <text:p text:style-name="P9">Médicos, neurologistas e outros especialistas que acompanham pacientes com epilepsia.</text:p>
          </table:table-cell>
          <table:table-cell table:style-name="Table5.C4" office:value-type="string">
            <text:p text:style-name="P9">Acessar registros detalhados de crises e adesão ao tratamento.<text:line-break/>Gerar relatórios e estatísticas sobre o estado do paciente.<text:line-break/>Ajustar tratamentos com base nos dados coletados.<text:line-break/>Melhorar a comunicação com os pacientes.</text:p>
          </table:table-cell>
          <table:table-cell table:style-name="Table5.D4" office:value-type="string">
            <text:p text:style-name="P9">Profissionais de saúde</text:p>
          </table:table-cell>
        </table:table-row>
      </table:table>
      <text:p text:style-name="P24"/>
      <text:h text:style-name="P19" text:outline-level="2"><text:bookmark-start text:name="__RefHeading___Toc524313341"/><text:soft-page-break/>User Environment<text:bookmark-end text:name="__RefHeading___Toc524313341"/></text:h>
      <text:p text:style-name="P25"><text:span text:style-name="T4">O </text:span><text:span text:style-name="Strong_20_Emphasis"><text:span text:style-name="T4">Epitrack</text:span></text:span><text:span text:style-name="T4"> será utilizado principalmente por </text:span><text:span text:style-name="Strong_20_Emphasis"><text:span text:style-name="T4">pacientes com epilepsia</text:span></text:span><text:span text:style-name="T4">, </text:span><text:span text:style-name="Strong_20_Emphasis"><text:span text:style-name="T4">cuidadores e familiares</text:span></text:span><text:span text:style-name="T4"> e </text:span><text:span text:style-name="Strong_20_Emphasis"><text:span text:style-name="T4">profissionais de saúde</text:span></text:span><text:span text:style-name="T4">, cada um interagindo com o sistema de maneiras distintas. O uso pode ser individual, no caso de pacientes autônomos, ou colaborativo, quando cuidadores e médicos acompanham os registros do paciente. O número de pessoas envolvidas pode variar conforme a necessidade de suporte no tratamento.</text:span></text:p>
      <text:p text:style-name="P26"><text:span text:style-name="T2">O sistema será acessado em diferentes ambientes, incluindo </text:span><text:span text:style-name="Strong_20_Emphasis"><text:span text:style-name="T2">residências, clínicas e hospitais</text:span></text:span><text:span text:style-name="T2">, e deve se adaptar a condições como </text:span><text:span text:style-name="Strong_20_Emphasis"><text:span text:style-name="T2">uso móvel e variações de conectividade</text:span></text:span><text:span text:style-name="T2">. Como pacientes e cuidadores precisam registrar eventos em tempo real, o sistema deve garantir acessibilidade e usabilidade em dispositivos móveis.</text:span></text:p>
      <text:p text:style-name="P27">As interações com o sistema ocorrem de forma variável:</text:p>
      <text:list text:style-name="L1">
        <text:list-item>
          <text:p text:style-name="P28"><text:span text:style-name="T2">O </text:span><text:span text:style-name="Strong_20_Emphasis"><text:span text:style-name="T2">registro de crises epilépticas</text:span></text:span><text:span text:style-name="T2"> acontece sob demanda, geralmente logo após um episódio.</text:span></text:p>
        </text:list-item>
        <text:list-item>
          <text:p text:style-name="P28"><text:span text:style-name="T2">O </text:span><text:span text:style-name="Strong_20_Emphasis"><text:span text:style-name="T2">gerenciamento de medicamentos</text:span></text:span><text:span text:style-name="T2"> é uma atividade diária.</text:span></text:p>
        </text:list-item>
        <text:list-item>
          <text:p text:style-name="P28"><text:span text:style-name="T2">A </text:span><text:span text:style-name="Strong_20_Emphasis"><text:span text:style-name="T2">revisão de históricos e relatórios</text:span></text:span><text:span text:style-name="T2"> pode ser realizada a qualquer momento, conforme necessidade do paciente ou profissional de saúde.</text:span></text:p>
        </text:list-item>
      </text:list>
      <text:p text:style-name="P26"><text:span text:style-name="T2">O </text:span><text:span text:style-name="Strong_20_Emphasis"><text:span text:style-name="T2">Epitrack</text:span></text:span><text:span text:style-name="T2"> é um </text:span><text:span text:style-name="Strong_20_Emphasis"><text:span text:style-name="T2">aplicativo web responsivo</text:span></text:span><text:span text:style-name="T2">, acessível via navegador em </text:span><text:span text:style-name="Strong_20_Emphasis"><text:span text:style-name="T2">desktops, tablets e smartphones</text:span></text:span><text:span text:style-name="T2">. O sistema </text:span><text:span text:style-name="Strong_20_Emphasis"><text:span text:style-name="T2">suportará modo offline</text:span></text:span><text:span text:style-name="T2">, permitindo que os usuários continuem registrando informações mesmo sem conexão à internet. Assim que a conexão for restabelecida, os dados serão sincronizados automaticamente.</text:span></text:p>
      <text:p text:style-name="P27">O sistema não exige integração com outras aplicações para seu funcionamento, mas os dados registrados poderão ser acessados pelos usuários conforme suas permissões.</text:p>
      <text:p text:style-name="P24"/>
      <text:h text:style-name="P19" text:outline-level="2"><text:bookmark-start text:name="__RefHeading___Toc524313342"/>Summary of Key Stakeholder or User Needs<text:bookmark-end text:name="__RefHeading___Toc524313342"/></text:h>
      <text:p text:style-name="P1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23">Need</text:p>
          </table:table-cell>
          <table:table-cell table:style-name="Table6.A1" office:value-type="string">
            <text:p text:style-name="P23">Priority</text:p>
          </table:table-cell>
          <table:table-cell table:style-name="Table6.A1" office:value-type="string">
            <text:p text:style-name="P23">Concerns</text:p>
          </table:table-cell>
          <table:table-cell table:style-name="Table6.A1" table:number-columns-spanned="2" office:value-type="string">
            <text:p text:style-name="P23">Current Solution</text:p>
          </table:table-cell>
          <table:covered-table-cell/>
          <table:table-cell table:style-name="Table6.A1" office:value-type="string">
            <text:p text:style-name="P23">Proposed Solutions</text:p>
          </table:table-cell>
        </table:table-row>
        <table:table-row table:style-name="Table6.1">
          <table:table-cell table:style-name="Table6.A2" office:value-type="string">
            <text:p text:style-name="P29">Registro eficiente das crises.</text:p>
          </table:table-cell>
          <table:table-cell table:style-name="Table6.B2" office:value-type="string">
            <text:p text:style-name="P30">Alta</text:p>
          </table:table-cell>
          <table:table-cell table:style-name="Table6.C2" office:value-type="string">
            <text:p text:style-name="P30">Processos demorados <text:s/>desestimula<text:span text:style-name="T13">m</text:span> o registro frequente das crises, <text:span text:style-name="T13">comprometendo a precisão do acompanhamento.</text:span></text:p>
          </table:table-cell>
          <table:table-cell table:style-name="Table6.D2" office:value-type="string">
            <text:p text:style-name="P30">Aplicativos de anotações, listas de tarefas, planilhas ou aplicativos de saúde genéricos <text:span text:style-name="T13">não são adaptados para epilepsia.</text:span></text:p>
          </table:table-cell>
          <table:table-cell table:style-name="Table6.E2" table:number-columns-spanned="2" office:value-type="string">
            <text:p text:style-name="P31">Permitir que o registro de crise seja feito de forma rápida com as principais informações <text:span text:style-name="T13">sem sobrecarregar o usuário</text:span></text:p>
          </table:table-cell>
          <table:covered-table-cell/>
        </table:table-row>
        <table:table-row table:style-name="Table6.1">
          <table:table-cell table:style-name="Table6.A3" office:value-type="string">
            <text:p text:style-name="P32">Gerenciamento de medicamentos e lembretes</text:p>
          </table:table-cell>
          <table:table-cell table:style-name="Table6.B3" office:value-type="string">
            <text:p text:style-name="P33">Alta</text:p>
          </table:table-cell>
          <table:table-cell table:style-name="Table6.C3" office:value-type="string">
            <text:p text:style-name="P33">Pacientes podem esquecer doses ou ter dificuldades para manter a regularidade do tratamento.</text:p>
          </table:table-cell>
          <table:table-cell table:style-name="Table6.D3" office:value-type="string">
            <text:p text:style-name="P33">Aplicativos de tarefas permitem configurar lembretes, mas não integram os dados ao histórico medico. Apps médicos genéricos não oferecem controle especifico para epilepsia.</text:p>
          </table:table-cell>
          <table:table-cell table:style-name="Table6.E3" table:number-columns-spanned="2" office:value-type="string">
            <text:p text:style-name="P33">Oferecer um sistema que registre automaticamente o uso de medicamentos e envie lembretes personalizáveis.</text:p>
          </table:table-cell>
          <table:covered-table-cell/>
        </table:table-row>
        <table:table-row table:style-name="Table6.1">
          <table:table-cell table:style-name="Table6.A3" office:value-type="string">
            <text:p text:style-name="P32">Modo offline para registros sem conexão</text:p>
          </table:table-cell>
          <table:table-cell table:style-name="Table6.B3" office:value-type="string">
            <text:p text:style-name="P33">Alta</text:p>
          </table:table-cell>
          <table:table-cell table:style-name="Table6.C3" office:value-type="string">
            <text:p text:style-name="P33">A indisponibilidade de internet pode impedir o registro de crises e a consulta ao histórico.</text:p>
          </table:table-cell>
          <table:table-cell table:style-name="Table6.D3" office:value-type="string">
            <text:p text:style-name="P33">Alguns aplicativos permitem anotações offline, mas nem sempre oferecem uma experiencia integrada ao histórico clinico do paciente.</text:p>
          </table:table-cell>
          <table:table-cell table:style-name="Table6.E3" table:number-columns-spanned="2" office:value-type="string">
            <text:p text:style-name="P33">Permitir que os registros sejam feitos offline e sincronizados automaticamente quando a conexão for restabelecida, garantindo continuidade no <text:soft-page-break/>acompanhamento.</text:p>
          </table:table-cell>
          <table:covered-table-cell/>
        </table:table-row>
      </table:table>
      <text:p text:style-name="P24"/>
      <text:h text:style-name="P19" text:outline-level="2"><text:bookmark-start text:name="__RefHeading___Toc524313343"/>Alternatives and Competition<text:bookmark-end text:name="__RefHeading___Toc524313343"/></text:h>
      <text:p text:style-name="P34"><text:span text:style-name="T2">Os stakeholders do </text:span><text:span text:style-name="Strong_20_Emphasis"><text:span text:style-name="T2">Epitrack</text:span></text:span><text:span text:style-name="T2"> possuem diversas alternativas para o monitoramento de crises epilépticas e o acompanhamento do tratamento. Essas alternativas variam desde </text:span><text:span text:style-name="Strong_20_Emphasis"><text:span text:style-name="T2">aplicativos genéricos de anotações e tarefas</text:span></text:span><text:span text:style-name="T2">, passando por </text:span><text:span text:style-name="Strong_20_Emphasis"><text:span text:style-name="T2">aplicativos médicos mais abrangentes</text:span></text:span><text:span text:style-name="T2">, até </text:span><text:span text:style-name="Strong_20_Emphasis"><text:span text:style-name="T2">soluções especializadas para epilepsia</text:span></text:span><text:span text:style-name="T2">. Além disso, muitos pacientes ainda recorrem a </text:span><text:span text:style-name="Strong_20_Emphasis"><text:span text:style-name="T2">métodos tradicionais</text:span></text:span><text:span text:style-name="T2">, como diários físicos e planilhas.</text:span></text:p>
      <text:p text:style-name="P35"><text:span text:style-name="T2">Uma alternativa comum são </text:span><text:span text:style-name="Strong_20_Emphasis"><text:span text:style-name="T2">aplicativos de anotações e organização</text:span></text:span><text:span text:style-name="T2">, como Google Keep, Evernote, Microsoft To Do e Apple Notes. Esses aplicativos são amplamente utilizados e oferecem funcionalidades como sincronização entre dispositivos, suporte offline e compartilhamento de notas. No entanto, não são projetados especificamente para epilepsia, exigindo que o usuário registre manualmente suas crises e organize seus próprios dados sem um formato estruturado. Além disso, não geram relatórios clínicos e não possuem integração com acompanhamento médico.</text:span></text:p>
      <text:p text:style-name="P35"><text:span text:style-name="T2">Outra categoria de concorrência são os </text:span><text:span text:style-name="Strong_20_Emphasis"><text:span text:style-name="T2">aplicativos médicos genéricos</text:span></text:span><text:span text:style-name="T2">, como Medisafe, CareClinic e MyTherapy. Esses aplicativos são voltados principalmente para o gerenciamento de medicamentos, permitindo que os usuários configurem lembretes e acompanhem a adesão ao tratamento. Alguns deles oferecem funcionalidades adicionais, como histórico de sintomas e notificações para cuidadores. Entretanto, por serem soluções amplas, não contemplam as particularidades do monitoramento da epilepsia, como tipos de crises, fatores desencadeantes e padrões de recorrência.</text:span></text:p>
      <text:p text:style-name="P35"><text:span text:style-name="T2">Existem também </text:span><text:span text:style-name="Strong_20_Emphasis"><text:span text:style-name="T2">aplicativos especializados no monitoramento de epilepsia</text:span></text:span><text:span text:style-name="T2">, como EpiDiary e Seizure Tracker. Essas soluções são projetadas especificamente para o registro de crises, permitindo que os usuários anotem sintomas, gatilhos e duração dos episódios. Algumas dessas aplicações oferecem integração com dispositivos vestíveis e ferramentas para análise de padrões, além da possibilidade de exportação de dados para acompanhamento médico. No entanto, muitas dessas plataformas apresentam interfaces pouco intuitivas e podem ser complexas para usuários leigos. Além disso, algumas não oferecem suporte adequado ao uso offline, limitando sua utilidade em momentos críticos. A comunicação com médicos também é limitada, sem um canal estruturado para sugestões e ajustes no tratamento.</text:span></text:p>
      <text:p text:style-name="P35"><text:span text:style-name="T2">Por fim, muitos pacientes ainda recorrem a </text:span><text:span text:style-name="Strong_20_Emphasis"><text:span text:style-name="T2">métodos tradicionais</text:span></text:span><text:span text:style-name="T2">, como diários físicos e planilhas, para registrar crises e acompanhar sua medicação. Esses métodos oferecem total liberdade para organização das informações e não dependem de tecnologia ou conectividade. No entanto, exigem esforço manual para registro e análise dos dados, não oferecem lembretes automáticos e dificultam a geração de relatórios estruturados para acompanhamento médico.</text:span></text:p>
      <text:p text:style-name="P35"><text:span text:style-name="T2">Diante dessas alternativas, o </text:span><text:span text:style-name="Strong_20_Emphasis"><text:span text:style-name="T2">Epitrack</text:span></text:span><text:span text:style-name="T2"> surge como uma solução específica para epilepsia, buscando preencher lacunas deixadas por essas opções.</text:span></text:p>
      <text:h text:style-name="P16" text:outline-level="1"><text:bookmark-start text:name="__RefHeading___Toc524313344"/>Product Overview<text:bookmark-end text:name="__RefHeading___Toc524313344"/></text:h>
      <text:h text:style-name="P19" text:outline-level="2"><text:bookmark-start text:name="__RefHeading___Toc524313345"/>Product Perspective<text:bookmark-end text:name="__RefHeading___Toc524313345"/></text:h>
      <text:p text:style-name="P34"><text:span text:style-name="T2">O Epitrack é uma solução independente e autossuficiente, desenvolvida para facilitar o </text:span><text:span text:style-name="Strong_20_Emphasis"><text:span text:style-name="T2">monitoramento de crises epilépticas e o gerenciamento do tratamento</text:span></text:span><text:span text:style-name="T2">. Ele permite que os usuários </text:span><text:span text:style-name="Strong_20_Emphasis"><text:span text:style-name="T2">registrem crises, acompanhem sua medicação e gerem relatórios de forma simples e acessível</text:span></text:span><text:span text:style-name="T2">, sem depender de integração com outros sistemas.</text:span></text:p>
      <text:p text:style-name="P36"><text:span text:style-name="Strong_20_Emphasis"><text:span text:style-name="T14">O produto sestará disponível tanto em dispositivos móveis quanto em desktops, garantindo flexibilidade no acesso e compatibilidade com diferentes telas e formatos de uso. Ele funcionará mesmo sem conexão com a internet, permitindo que os usuários continuem registrando informações no modo offline, com sincronização automática assim que a conectividade for restabelecida.</text:span></text:span></text:p>
      <text:p text:style-name="P34"><text:span text:style-name="T15">O</text:span><text:span text:style-name="T2"> Epitrack </text:span><text:span text:style-name="Strong_20_Emphasis"><text:span text:style-name="T2">não exige instalação de software adicional</text:span></text:span><text:span text:style-name="T2"> e, neste momento, </text:span><text:span text:style-name="Strong_20_Emphasis"><text:span text:style-name="T2">não possui integração nativa com sistemas de prontuário eletrônico (EHR)</text:span></text:span><text:span text:style-name="T2">. Seu foco está em proporcionar uma </text:span><text:span text:style-name="Strong_20_Emphasis"><text:span text:style-name="T2">experiência intuitiva e eficiente para pacientes, cuidadores e profissionais de saúde</text:span></text:span><text:span text:style-name="T2">, simplificando o acompanhamento da epilepsia no dia a dia.</text:span></text:p>
      <text:h text:style-name="P19" text:outline-level="2"><text:bookmark-start text:name="__RefHeading___Toc524313346"/><text:soft-page-break/>Assumptions and Dependencies<text:bookmark-end text:name="__RefHeading___Toc524313346"/></text:h>
      <text:p text:style-name="P37">O funcionamento do Epitrack depende de alguns fatores que influenciam suas funcionalidades e a experiência do usuário.</text:p>
      <text:p text:style-name="P37">O produto é acessível em diferentes dispositivos e funciona mesmo sem conexão com a internet. As informações registradas pelo usuário permanecem disponíveis e são sincronizadas quando a conexão é restabelecida.</text:p>
      <text:p text:style-name="P37">As notificações e lembretes para o gerenciamento de medicamentos e acompanhamento de crises dependem de permissões concedidas pelo usuário.</text:p>
      <text:p text:style-name="P37">Os dados dos usuários são protegidos por criptografia, garantindo que apenas eles e as pessoas autorizadas possam acessá-los.</text:p>
      <text:p text:style-name="P37">Alterações nesses fatores podem exigir adaptações no sistema para garantir sua continuidade e funcionamento adequado.</text:p>
      <text:h text:style-name="Heading_20_1" text:outline-level="1"><text:bookmark-start text:name="__RefHeading___Toc524313347"/><text:span text:style-name="T1">Product Features</text:span><text:bookmark-end text:name="__RefHeading___Toc524313347"/><text:span text:style-name="T16"/></text:h>
      <text:h text:style-name="P38" text:outline-level="2">Gerenciamento de Cadastro de usuário</text:h>
      <text:p text:style-name="P39">O sistema permite que pacientes, cuidadores e médicos se registrem, atualizem e visualizem seus cadastros. Os usuários podem alterar credenciais de acesso e desativar suas contas se necessário.</text:p>
      <text:h text:style-name="P40" text:outline-level="2"><text:bookmark-start text:name="__RefHeading___Toc3833_1867321836"/><text:span text:style-name="Strong_20_Emphasis"><text:span text:style-name="T17">Autenticação e Segurança de Acesso</text:span></text:span><text:bookmark-end text:name="__RefHeading___Toc3833_1867321836"/></text:h>
      <text:p text:style-name="P39">O sistema garante que apenas usuários autorizados possam acessar suas informações por meio de um processo de autenticação seguro. As sessões são protegidas para evitar acessos não autorizados.</text:p>
      <text:h text:style-name="P40" text:outline-level="2"><text:span text:style-name="Strong_20_Emphasis"><text:span text:style-name="T18">Gerenciamento</text:span></text:span><text:span text:style-name="Strong_20_Emphasis"><text:span text:style-name="T19"> de Crises Epilépticas</text:span></text:span></text:h>
      <text:p text:style-name="P41">O sistema permite que os usuários <text:span text:style-name="T20">registrem visualizem, atualizem, removam uma crise. Usuarios devem poder tambem visualizar o histórico de crises.</text:span></text:p>
      <text:h text:style-name="Heading_20_2" text:outline-level="2"><text:bookmark-start text:name="__RefHeading___Toc3835_1867321836"/><text:span text:style-name="Strong_20_Emphasis"><text:span text:style-name="T19">Gerenciamento de Medicamentos</text:span></text:span><text:bookmark-end text:name="__RefHeading___Toc3835_1867321836"/></text:h>
      <text:p text:style-name="P42">O sistema permite que os usuários acompanhem sua medicação, configurem lembretes e registrem a administração dos medicamentos para melhorar a adesão ao tratamento.</text:p>
      <text:h text:style-name="Heading_20_2" text:outline-level="2"><text:bookmark-start text:name="__RefHeading___Toc3837_1867321836"/><text:span text:style-name="Strong_20_Emphasis"><text:span text:style-name="T19">Acesso Offline e Sincronização</text:span></text:span><text:bookmark-end text:name="__RefHeading___Toc3837_1867321836"/></text:h>
      <text:p text:style-name="P43">Os usuários podem registrar e acessar informações mesmo sem conexão com a internet. As informações são sincronizadas automaticamente quando a conectividade for restabelecida.</text:p>
      <text:h text:style-name="P44" text:outline-level="2"><text:bookmark-start text:name="__RefHeading___Toc3839_1867321836"/><text:span text:style-name="Strong_20_Emphasis"><text:span text:style-name="T19">Notificações e Lembretes</text:span></text:span><text:bookmark-end text:name="__RefHeading___Toc3839_1867321836"/></text:h>
      <text:p text:style-name="P45">O sistema oferece notificações para auxiliar o usuário na adesão ao tratamento, alertando sobre horários de medicação e outras informações importantes.</text:p>
      <text:h text:style-name="Heading_20_2" text:outline-level="2"><text:bookmark-start text:name="__RefHeading___Toc3841_1867321836"/><text:span text:style-name="Strong_20_Emphasis"><text:span text:style-name="T19">Geração de Relatórios</text:span></text:span><text:bookmark-end text:name="__RefHeading___Toc3841_1867321836"/></text:h>
      <text:p text:style-name="P43">O sistema permite a criação de relatórios estruturados com informações relevantes para o acompanhamento do paciente, facilitando a análise clínica.</text:p>
      <text:h text:style-name="Heading_20_2" text:outline-level="2"><text:bookmark-start text:name="__RefHeading___Toc3843_1867321836"/><text:span text:style-name="Strong_20_Emphasis"><text:span text:style-name="T19">Compartilhamento de Informações</text:span></text:span><text:bookmark-end text:name="__RefHeading___Toc3843_1867321836"/></text:h>
      <text:p text:style-name="P43">Os usuários podem compartilhar registros com médicos e cuidadores autorizados, garantindo que apenas pessoas designadas tenham acesso aos dados de saúde.</text:p>
      <text:h text:style-name="Heading_20_2" text:outline-level="2"><text:bookmark-start text:name="__RefHeading___Toc3845_1867321836"/><text:span text:style-name="Strong_20_Emphasis"><text:span text:style-name="T19">Comunicação com Profissionais de Saúde</text:span></text:span><text:bookmark-end text:name="__RefHeading___Toc3845_1867321836"/></text:h>
      <text:p text:style-name="P41">O sistema permite que médicos enviem recomendações e ajustes de tratamento diretamente para os pacientes, garantindo que eles possam revisar e aceitar as sugestões antes da aplicação.</text:p>
      <text:h text:style-name="P19" text:outline-level="2"><text:bookmark-start text:name="__RefHeading___Toc3847_1867321836"/><text:soft-page-break/>Solicitação de Contato entre Paciente e Médico<text:bookmark-end text:name="__RefHeading___Toc3847_1867321836"/></text:h>
      <text:p text:style-name="P11">O sistema permite que tanto pacientes quanto médicos solicitem contato um com o outro dentro da plataforma. Quando um usuário faz essa solicitação, a outra parte recebe uma notificação e pode responder no momento mais adequado.</text:p>
      <text:h text:style-name="P44" text:outline-level="2"><text:bookmark-start text:name="__RefHeading___Toc3849_1867321836"/><text:span text:style-name="Strong_20_Emphasis"><text:span text:style-name="T19">Proteção de Dados e Privacidade</text:span></text:span><text:bookmark-end text:name="__RefHeading___Toc3849_1867321836"/></text:h>
      <text:p text:style-name="P46">As informações dos usuários são armazenadas de forma segura, garantindo que apenas eles e as pessoas autorizadas possam acessá-las.</text:p>
      <text:h text:style-name="Heading_20_2" text:outline-level="2"><text:bookmark-start text:name="__RefHeading___Toc3851_1867321836"/><text:span text:style-name="Strong_20_Emphasis"><text:span text:style-name="T19">Recuperação de Conta</text:span></text:span><text:bookmark-end text:name="__RefHeading___Toc3851_1867321836"/></text:h>
      <text:p text:style-name="P43">O sistema oferece um método seguro de recuperação de conta, permitindo que o usuário restabeleça seu acesso sem comprometer a privacidade de seus dados.</text:p>
      <text:h text:style-name="P16" text:outline-level="1"><text:bookmark-start text:name="__RefHeading___Toc524313348"/>Other Product Requirements<text:bookmark-end text:name="__RefHeading___Toc524313348"/></text:h>
      <text:h text:style-name="P47" text:outline-level="2"><text:bookmark-start text:name="__RefHeading___Toc3853_1867321836"/><text:span text:style-name="Strong_20_Emphasis"><text:span text:style-name="T1">Requisitos de Plataforma e Hardware</text:span></text:span><text:bookmark-end text:name="__RefHeading___Toc3853_1867321836"/></text:h>
      <text:list text:style-name="L2">
        <text:list-item>
          <text:p text:style-name="P48"><text:span text:style-name="T2">O Epitrack será um </text:span><text:span text:style-name="Strong_20_Emphasis"><text:span text:style-name="T2">aplicativo web</text:span></text:span><text:span text:style-name="T2"> acessível por meio de navegadores modernos em </text:span><text:span text:style-name="Strong_20_Emphasis"><text:span text:style-name="T2">desktops, tablets e smartphones</text:span></text:span><text:span text:style-name="T2">.</text:span></text:p>
        </text:list-item>
        <text:list-item>
          <text:p text:style-name="P49">O sistema não exige hardware específico para o usuário final além de um dispositivo compatível com acesso à internet.</text:p>
        </text:list-item>
        <text:list-item>
          <text:p text:style-name="P50"><text:span text:style-name="T2">O suporte a diferentes navegadores e sistemas operacionais seguirá </text:span><text:span text:style-name="Strong_20_Emphasis"><text:span text:style-name="T2">padrões de compatibilidade amplamente adotados</text:span></text:span><text:span text:style-name="T2">.</text:span></text:p>
        </text:list-item>
      </text:list>
      <text:h text:style-name="Heading_20_2" text:outline-level="2"><text:bookmark-start text:name="__RefHeading___Toc3855_1867321836"/><text:span text:style-name="Strong_20_Emphasis"><text:span text:style-name="T1">Requisitos de Desempenho</text:span></text:span><text:bookmark-end text:name="__RefHeading___Toc3855_1867321836"/></text:h>
      <text:list text:style-name="L3">
        <text:list-item>
          <text:p text:style-name="P51"><text:span text:style-name="T2">O sistema deve garantir </text:span><text:span text:style-name="Strong_20_Emphasis"><text:span text:style-name="T2">tempo de resposta adequado</text:span></text:span><text:span text:style-name="T2">, proporcionando uma experiência fluida para os usuários.</text:span></text:p>
        </text:list-item>
        <text:list-item>
          <text:p text:style-name="P52"><text:span text:style-name="T2">A sincronização de dados entre dispositivos deve ocorrer </text:span><text:span text:style-name="Strong_20_Emphasis"><text:span text:style-name="T2">sem impacto perceptível para o usuário</text:span></text:span><text:span text:style-name="T2">, garantindo que as informações estejam sempre atualizadas quando houver conexão com a internet.</text:span></text:p>
        </text:list-item>
        <text:list-item>
          <text:p text:style-name="P53"><text:span text:style-name="T2">O consumo de recursos deve ser otimizado para garantir </text:span><text:span text:style-name="Strong_20_Emphasis"><text:span text:style-name="T2">baixo uso de bateria e dados móveis em dispositivos móveis</text:span></text:span><text:span text:style-name="T2">.</text:span></text:p>
        </text:list-item>
      </text:list>
      <text:h text:style-name="Heading_20_2" text:outline-level="2"><text:bookmark-start text:name="__RefHeading___Toc3857_1867321836"/><text:span text:style-name="Strong_20_Emphasis"><text:span text:style-name="T1">Requisitos de Usabilidade</text:span></text:span><text:bookmark-end text:name="__RefHeading___Toc3857_1867321836"/></text:h>
      <text:list text:style-name="L4">
        <text:list-item>
          <text:p text:style-name="P54"><text:span text:style-name="T2">A interface deve ser </text:span><text:span text:style-name="Strong_20_Emphasis"><text:span text:style-name="T2">intuitiva e acessível</text:span></text:span><text:span text:style-name="T2">, garantindo que pacientes, cuidadores e médicos possam utilizar o sistema sem dificuldades.</text:span></text:p>
        </text:list-item>
        <text:list-item>
          <text:p text:style-name="P55"><text:span text:style-name="T2">O design deve priorizar </text:span><text:span text:style-name="Strong_20_Emphasis"><text:span text:style-name="T2">simplicidade e clareza</text:span></text:span><text:span text:style-name="T2">, facilitando a navegação e a execução de tarefas essenciais.</text:span></text:p>
        </text:list-item>
        <text:list-item>
          <text:p text:style-name="P56"><text:span text:style-name="T2">O Epitrack deve estar em conformidade com </text:span><text:span text:style-name="Strong_20_Emphasis"><text:span text:style-name="T2">padrões de acessibilidade</text:span></text:span><text:span text:style-name="T2">, garantindo que pessoas com dificuldades motoras ou visuais possam utilizá-lo de forma eficiente.</text:span></text:p>
        </text:list-item>
      </text:list>
      <text:h text:style-name="Heading_20_2" text:outline-level="2"><text:bookmark-start text:name="__RefHeading___Toc3859_1867321836"/><text:span text:style-name="Strong_20_Emphasis"><text:span text:style-name="T1">Tolerância a Falhas e Robustez</text:span></text:span><text:bookmark-end text:name="__RefHeading___Toc3859_1867321836"/></text:h>
      <text:list text:style-name="L5">
        <text:list-item>
          <text:p text:style-name="P57"><text:span text:style-name="T2">O sistema deve garantir a </text:span><text:span text:style-name="Strong_20_Emphasis"><text:span text:style-name="T2">integridade dos dados</text:span></text:span><text:span text:style-name="T2">, evitando perdas ou inconsistências, especialmente em cenários de uso offline.</text:span></text:p>
        </text:list-item>
        <text:list-item>
          <text:p text:style-name="P58"><text:span text:style-name="T2">Em caso de falha de conexão, os dados armazenados localmente devem ser </text:span><text:span text:style-name="Strong_20_Emphasis"><text:span text:style-name="T2">sincronizados de forma segura e confiável</text:span></text:span><text:span text:style-name="T2"> assim que a conectividade for restabelecida.</text:span></text:p>
        </text:list-item>
        <text:list-item>
          <text:p text:style-name="P59"><text:span text:style-name="T2">O sistema deve ser resistente a falhas inesperadas, garantindo </text:span><text:span text:style-name="Strong_20_Emphasis"><text:span text:style-name="T2">mínima interrupção no uso</text:span></text:span><text:span text:style-name="T2">.</text:span></text:p>
        </text:list-item>
      </text:list>
      <text:h text:style-name="Heading_20_2" text:outline-level="2"><text:bookmark-start text:name="__RefHeading___Toc3861_1867321836"/><text:span text:style-name="Strong_20_Emphasis"><text:span text:style-name="T1">Segurança e Privacidade</text:span></text:span><text:bookmark-end text:name="__RefHeading___Toc3861_1867321836"/></text:h>
      <text:list text:style-name="L6">
        <text:list-item>
          <text:p text:style-name="P60"><text:span text:style-name="T2">As informações dos usuários serão armazenadas </text:span><text:span text:style-name="Strong_20_Emphasis"><text:span text:style-name="T2">de forma segura e acessíveis apenas a eles e às pessoas autorizadas</text:span></text:span><text:span text:style-name="T2">.</text:span></text:p>
        </text:list-item>
        <text:list-item>
          <text:p text:style-name="P61"><text:span text:style-name="T2">O sistema utilizará </text:span><text:span text:style-name="Strong_20_Emphasis"><text:span text:style-name="T2">métodos de proteção de dados</text:span></text:span><text:span text:style-name="T2">, impedindo acessos não autorizados.</text:span></text:p>
        </text:list-item>
        <text:list-item>
          <text:p text:style-name="P62"><text:span text:style-name="T2">As permissões de compartilhamento de informações serão </text:span><text:span text:style-name="Strong_20_Emphasis"><text:span text:style-name="T2">controladas diretamente pelo usuário</text:span></text:span><text:span text:style-name="T2">.</text:span></text:p>
        </text:list-item>
      </text:list>
      <text:h text:style-name="Heading_20_2" text:outline-level="2"><text:bookmark-start text:name="__RefHeading___Toc3863_1867321836"/><text:soft-page-break/><text:span text:style-name="Strong_20_Emphasis"><text:span text:style-name="T1">Documentação e Suporte</text:span></text:span><text:bookmark-end text:name="__RefHeading___Toc3863_1867321836"/></text:h>
      <text:list text:style-name="L7">
        <text:list-item>
          <text:p text:style-name="P63"><text:span text:style-name="T2">O Epitrack contará com uma </text:span><text:span text:style-name="Strong_20_Emphasis"><text:span text:style-name="T2">documentação acessível aos usuários</text:span></text:span><text:span text:style-name="T2">, incluindo um guia de uso simplificado.</text:span></text:p>
        </text:list-item>
        <text:list-item>
          <text:p text:style-name="P64"><text:span text:style-name="T2">A plataforma oferecerá </text:span><text:span text:style-name="Strong_20_Emphasis"><text:span text:style-name="T2">suporte online</text:span></text:span><text:span text:style-name="T2">, garantindo que dúvidas e problemas possam ser resolvidos de maneira eficiente.</text:span></text:p>
        </text:list-item>
      </text:list>
      <text:h text:style-name="Heading_20_2" text:outline-level="2"><text:bookmark-start text:name="__RefHeading___Toc3865_1867321836"/><text:span text:style-name="Strong_20_Emphasis"><text:span text:style-name="T1">Restrições e Dependências</text:span></text:span><text:bookmark-end text:name="__RefHeading___Toc3865_1867321836"/></text:h>
      <text:list text:style-name="L8">
        <text:list-item>
          <text:p text:style-name="P65">O funcionamento do sistema pode ser impactado por fatores externos, como alterações em plataformas de software ou infraestrutura, podendo exigir ajustes para garantir a continuidade do sistema.</text:p>
        </text:list-item>
        <text:list-item>
          <text:p text:style-name="P66"><text:span text:style-name="T2">A plataforma </text:span><text:span text:style-name="Strong_20_Emphasis"><text:span text:style-name="T2">dependerá da infraestrutura de hospedagem</text:span></text:span><text:span text:style-name="T2">, cuja manutenção e atualização poderão impactar a disponibilidade do serviço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style:contextual-spacing="false" fo:keep-together="always" fo:text-indent="0in" style:auto-text-indent="false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style:contextual-spacing="false" fo:text-indent="-0.5in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style:contextual-spacing="false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style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style:contextual-spacing="false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style:contextual-spacing="false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style:contextual-spacing="false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style:contextual-spacing="false" fo:text-align="justify" style:justify-single-word="false" fo:text-indent="0in" style:auto-text-indent="false"/>
      <style:text-properties fo:color="#000000" loext:opacity="100%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style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style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1in" fo:margin-right="0in" fo:text-indent="-0.25in" style:auto-text-indent="false"/>
      <style:text-properties fo:color="#000080" loext:opacity="100%"/>
    </style:style>
    <style:style style:name="Paragraph1" style:family="paragraph" style:parent-style-name="Standard">
      <style:paragraph-properties fo:margin-top="0.0555in" fo:margin-bottom="0in" style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in" fo:margin-bottom="0.0835in" style:contextual-spacing="false" fo:keep-together="always"/>
    </style:style>
    <style:style style:name="Paragraph3" style:family="paragraph" style:parent-style-name="Standard">
      <style:paragraph-properties fo:margin-left="1.0626in" fo:margin-right="0in" fo:margin-top="0.0555in" fo:margin-bottom="0in" style:contextual-spacing="false" fo:line-height="100%" fo:text-align="justify" style:justify-single-word="false" fo:text-indent="0in" style:auto-text-indent="false"/>
    </style:style>
    <style:style style:name="Bullet1" style:family="paragraph" style:parent-style-name="Standard" style:list-style-name="WW8StyleNum1">
      <style:paragraph-properties fo:margin-left="0.5in" fo:margin-right="0in" fo:text-indent="-0.3in" style:auto-text-indent="false"/>
    </style:style>
    <style:style style:name="Footnote" style:family="paragraph" style:parent-style-name="Standard" style:class="extra">
      <style:paragraph-properties fo:margin-left="0.25in" fo:margin-right="0in" fo:margin-top="0.028in" fo:margin-bottom="0.028in" style:contextual-spacing="false" fo:keep-together="always" fo:text-indent="-0.25in" style:auto-text-indent="false" fo:padding="0in" fo:border-left="none" fo:border-right="none" fo:border-top="none" fo:border-bottom="0.74pt solid #000000" style:shadow="none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ragraph4" style:family="paragraph" style:parent-style-name="Standard">
      <style:paragraph-properties fo:margin-left="1.5626in" fo:margin-right="0in" fo:margin-top="0.0555in" fo:margin-bottom="0in" style:contextual-spacing="false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Main_20_Title" style:display-name="Main Title" style:family="paragraph" style:parent-style-name="Standard">
      <style:paragraph-properties fo:margin-top="0.3335in" fo:margin-bottom="0.0417in" style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Body_20_Text_20_2" style:display-name="Body Text 2" style:family="paragraph" style:parent-style-name="Standard">
      <style:text-properties fo:color="#0000ff" loext:opacity="100%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loext:opacity="100%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style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0.5in" fo:margin-right="0.25in" fo:margin-top="0.0835in" fo:margin-bottom="0in" style:contextual-spacing="false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top="0in" fo:margin-bottom="0.0835in" style:contextual-spacing="false" fo:orphans="2" fo:widows="2">
        <style:tab-stops>
          <style:tab-stop style:position="0.3752in"/>
          <style:tab-stop style:position="0.8752in"/>
        </style:tab-stops>
      </style:paragraph-properties>
      <style:text-properties fo:color="#0000ff" loext:opacity="100%" fo:font-style="italic" style:font-style-asian="italic"/>
    </style:style>
    <style:style style:name="infoblue" style:family="paragraph" style:parent-style-name="Standard">
      <style:paragraph-properties fo:margin-top="0.0693in" fo:margin-bottom="0.0693in" style:contextual-spacing="false" fo:line-height="100%" fo:orphans="2" fo:widows="2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6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6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8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8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8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loext:num-list-format="?%1%" style:num-prefix="?" style:num-format="1">
        <style:list-level-properties text:min-label-width="0.25in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loext:num-list-format="?%1%" style:num-prefix="?" style:num-format="1">
        <style:list-level-properties text:min-label-width="0.3in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9">
      <number:year number:style="long"/>
    </number:date-style>
    <number:date-style style:name="N10129" number:language="en" number:country="US">
      <number:year number:style="long"/>
    </number:date-style>
    <number:date-style style:name="N20114" number:language="pt" number:country="BR"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8" style:family="table">
      <style:table-properties style:width="6.6375in" fo:margin-left="-0.075in" table:align="left" style:writing-mode="lr-tb"/>
    </style:style>
    <style:style style:name="Table8.A" style:family="table-column">
      <style:table-column-properties style:column-width="4.4299in"/>
    </style:style>
    <style:style style:name="Table8.B" style:family="table-column">
      <style:table-column-properties style:column-width="2.2076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7" style:family="table">
      <style:table-properties style:width="6.5875in" fo:margin-left="-0.075in" table:align="left" style:writing-mode="lr-tb"/>
    </style:style>
    <style:style style:name="Table7.A" style:family="table-column">
      <style:table-column-properties style:column-width="2.1958in"/>
    </style:style>
    <style:style style:name="Table7.1" style:family="table-row">
      <style:table-row-properties style:min-row-height="0.1861in"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size="12pt" fo:language="pt" fo:country="BR" style:font-size-asian="12pt"/>
    </style:style>
    <style:style style:name="MP2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 style:shadow="none"/>
      <style:text-properties fo:font-size="12pt" fo:language="pt" fo:country="BR" style:font-size-asian="12pt"/>
    </style:style>
    <style:style style:name="M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 style:shadow="none"/>
      <style:text-properties style:font-name="Arial" fo:font-size="18pt" fo:language="pt" fo:country="BR" fo:font-weight="bold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 style:shadow="none"/>
      <style:text-properties style:font-name="Arial" fo:font-size="12pt" fo:language="pt" fo:country="BR" fo:font-weight="bold" style:font-size-asian="12pt" style:font-weight-asian="bold" style:font-name-complex="Arial"/>
    </style:style>
    <style:style style:name="MP5" style:family="paragraph" style:parent-style-name="Header">
      <style:text-properties fo:font-size="12pt" fo:language="pt" fo:country="BR" style:font-size-asian="12pt"/>
    </style:style>
    <style:style style:name="MP6" style:family="paragraph" style:parent-style-name="Standard">
      <style:text-properties fo:language="pt" fo:country="BR" fo:font-weight="bold" style:font-weight-asian="bold"/>
    </style:style>
    <style:style style:name="MP7" style:family="paragraph" style:parent-style-name="Standard">
      <style:paragraph-properties fo:margin-right="0.0472in" fo:margin-top="0.028in" fo:margin-bottom="0in" style:contextual-spacing="false">
        <style:tab-stops>
          <style:tab-stop style:position="0.7882in"/>
        </style:tab-stops>
      </style:paragraph-properties>
      <style:text-properties fo:language="pt" fo:country="BR"/>
    </style:style>
    <style:style style:name="MP8" style:family="paragraph" style:parent-style-name="Standard">
      <style:text-properties fo:language="pt" fo:country="BR"/>
    </style:style>
    <style:style style:name="MP9" style:family="paragraph" style:parent-style-name="Header">
      <style:text-properties fo:language="pt" fo:country="BR"/>
    </style:style>
    <style:style style:name="MP10" style:family="paragraph" style:parent-style-name="Standard">
      <style:paragraph-properties fo:margin-right="0.25in"/>
      <style:text-properties fo:language="pt" fo:country="BR"/>
    </style:style>
    <style:style style:name="MP11" style:family="paragraph" style:parent-style-name="Standard">
      <style:paragraph-properties fo:text-align="center" style:justify-single-word="false"/>
      <style:text-properties fo:language="pt" fo:country="BR"/>
    </style:style>
    <style:style style:name="MP12" style:family="paragraph" style:parent-style-name="Standard">
      <style:paragraph-properties fo:text-align="end" style:justify-single-word="false"/>
    </style:style>
    <style:style style:name="MP13" style:family="paragraph" style:parent-style-name="Footer">
      <style:text-properties fo:language="pt" fo:country="BR"/>
    </style:style>
    <style:style style:name="MT1" style:family="text">
      <style:text-properties officeooo:rsid="003cbf94"/>
    </style:style>
    <style:style style:name="MT2" style:family="text">
      <style:text-properties officeooo:rsid="0048f2b8"/>
    </style:style>
    <style:style style:name="MT3" style:family="text">
      <style:text-properties style:font-name="Symbol" style:font-name-asian="Symbol" style:font-name-complex="Symbol"/>
    </style:style>
    <style:style style:name="MT4" style:family="text">
      <style:text-properties fo:language="pt" fo:country="BR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/>
        <text:p text:style-name="MP2"/>
        <text:p text:style-name="MP3"><text:user-defined style:data-style-name="N0" text:name="Company" text:fixed="true"/></text:p>
        <text:p text:style-name="MP4"/>
        <text:p text:style-name="MP5"/>
      </style:header>
    </style:master-page>
    <style:master-page style:name="Convert_20_1" style:display-name="Convert 1" style:page-layout-name="Mpm2" draw:style-name="Mdp1">
      <style:header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6"><text:subject>Epitrack</text:subject></text:p>
            </table:table-cell>
            <table:table-cell table:style-name="Table8.A1" office:value-type="string">
              <text:p text:style-name="MP7"><text:s text:c="2"/>Version: <text:s text:c="10"/>&lt;1.0&gt;</text:p>
            </table:table-cell>
          </table:table-row>
          <table:table-row table:style-name="Table8.1">
            <table:table-cell table:style-name="Table8.A1" office:value-type="string">
              <text:p text:style-name="MP8"><text:title>Vision</text:title></text:p>
            </table:table-cell>
            <table:table-cell table:style-name="Table8.A1" office:value-type="string">
              <text:p text:style-name="MP8"><text:s text:c="2"/>Date: <text:s/><text:span text:style-name="MT1">03</text:span>/<text:span text:style-name="MT1">fe</text:span><text:span text:style-name="MT2">v</text:span>/<text:span text:style-name="MT2">2025</text:span></text:p>
            </table:table-cell>
          </table:table-row>
        </table:table>
        <text:p text:style-name="MP9"/>
      </style:header>
      <style:footer>
        <table:table table:name="Table7" table:style-name="Table7">
          <table:table-column table:style-name="Table7.A" table:number-columns-repeated="3"/>
          <table:table-row table:style-name="Table7.1">
            <table:table-cell table:style-name="Table7.A1" office:value-type="string">
              <text:p text:style-name="MP10"/>
            </table:table-cell>
            <table:table-cell table:style-name="Table7.A1" office:value-type="string">
              <text:p text:style-name="MP11"><text:span text:style-name="MT3"/></text:p>
            </table:table-cell>
            <table:table-cell table:style-name="Table7.A1" office:value-type="string">
              <text:p text:style-name="MP12"><text:span text:style-name="MT4">Page </text:span><text:span text:style-name="Page_20_Number"><text:span text:style-name="MT4"><text:page-number text:select-page="current">11</text:page-number></text:span></text:span></text:p>
            </table:table-cell>
          </table:table-row>
        </table:table>
        <text:p text:style-name="MP1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Vision</dc:title>
    <dc:subject>Epitrack</dc:subject>
    <meta:creation-date>2025-02-03T00:31:33.339491966</meta:creation-date>
    <dc:date>2025-02-03T22:29:55.102050314</dc:date>
    <meta:print-date>2001-03-15T14:26:00</meta:print-date>
    <meta:editing-cycles>24</meta:editing-cycles>
    <meta:editing-duration>PT2H8M9S</meta:editing-duration>
    <meta:generator>LibreOffice/24.8.4.2$Linux_X86_64 LibreOffice_project/bb3cfa12c7b1bf994ecc5649a80400d06cd71002</meta:generator>
    <meta:document-statistic meta:table-count="8" meta:image-count="0" meta:object-count="0" meta:page-count="11" meta:paragraph-count="219" meta:word-count="3024" meta:character-count="20985" meta:non-whitespace-character-count="18218"/>
  </office:meta>
</office:document-meta>
</file>